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" manifest:full-path="Pictures/TablePreview1.svm"/>
  <manifest:file-entry manifest:media-type="" manifest:full-path="Pictures/TablePreview2.svm"/>
  <manifest:file-entry manifest:media-type="image/jpeg" manifest:full-path="Pictures/10000000000000650000021CCD2B6C08.jpg"/>
  <manifest:file-entry manifest:media-type="image/png" manifest:full-path="Pictures/10000000000003C0000002D06AA74F3F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image/png" manifest:full-path="Thumbnails/thumbnail.png"/>
  <manifest:file-entry manifest:media-type="text/xml" manifest:full-path="styles.xml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20"/>
  <manifest:file-entry manifest:media-type="" manifest:full-path="ObjectReplacements/Object 18"/>
  <manifest:file-entry manifest:media-type="" manifest:full-path="ObjectReplacements/Object 21"/>
  <manifest:file-entry manifest:media-type="" manifest:full-path="ObjectReplacements/Object 1"/>
  <manifest:file-entry manifest:media-type="" manifest:full-path="ObjectReplacements/Object 19"/>
  <manifest:file-entry manifest:media-type="" manifest:full-path="ObjectReplacements/Object 22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23"/>
  <manifest:file-entry manifest:media-type="" manifest:full-path="ObjectReplacements/Object 4"/>
  <manifest:file-entry manifest:media-type="" manifest:full-path="ObjectReplacements/Object 2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9e2b6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727de0" draw:textarea-horizontal-align="left" draw:textarea-vertical-align="top" draw:auto-grow-height="true" fo:padding-top="0.13cm" fo:padding-bottom="0.13cm" fo:padding-left="0.25cm" fo:padding-right="0.25cm" fo:wrap-option="wrap" draw:shadow-color="#786950"/>
    </style:style>
    <style:style style:name="gr2" style:family="graphic">
      <style:graphic-properties draw:stroke="none" draw:fill="none" draw:fill-color="#727de0" draw:textarea-horizontal-align="justify" draw:textarea-vertical-align="top" draw:auto-grow-height="true" fo:padding-top="0.13cm" fo:padding-bottom="0.13cm" fo:padding-left="0.25cm" fo:padding-right="0.25cm" fo:wrap-option="no-wrap" draw:shadow-color="#78695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pr1" style:family="presentation" style:parent-style-name="Заголовок1-title">
      <style:graphic-properties draw:stroke="none" draw:fill="none" draw:fill-color="#727de0" draw:textarea-horizontal-align="justify" draw:textarea-vertical-align="middle" draw:auto-grow-height="true" draw:auto-grow-width="false" fo:min-height="9.058cm" fo:min-width="0cm" fo:padding-top="0.128cm" fo:padding-bottom="0.128cm" fo:padding-left="0.256cm" fo:padding-right="0.256cm" fo:wrap-option="wrap"/>
    </style:style>
    <style:style style:name="pr2" style:family="presentation" style:parent-style-name="Заголовок1-notes">
      <style:graphic-properties draw:fill-color="#ffffff" fo:min-height="11.43cm"/>
    </style:style>
    <style:style style:name="pr3" style:family="presentation" style:parent-style-name="Звичайний-title">
      <style:graphic-properties draw:stroke="none" draw:fill="none" draw:fill-color="#727de0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/>
    </style:style>
    <style:style style:name="pr4" style:family="presentation" style:parent-style-name="Звичайний-outline1">
      <style:graphic-properties draw:stroke="none" draw:fill="none" draw:fill-color="#727de0" draw:textarea-horizontal-align="justify" draw:textarea-vertical-align="top" draw:auto-grow-height="true" draw:auto-grow-width="false" fo:min-height="13.5cm" fo:min-width="0cm" fo:padding-top="0.13cm" fo:padding-bottom="0.13cm" fo:padding-left="0.25cm" fo:padding-right="0.25cm" fo:wrap-option="wrap" draw:shadow-color="#786950"/>
    </style:style>
    <style:style style:name="pr5" style:family="presentation" style:parent-style-name="Звичайний-notes">
      <style:graphic-properties draw:fill-color="#ffffff" fo:min-height="11.43cm"/>
    </style:style>
    <style:style style:name="pr6" style:family="presentation" style:parent-style-name="Звичайний-outline1">
      <style:graphic-properties draw:stroke="none" draw:fill="none" draw:fill-color="#727de0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786950"/>
    </style:style>
    <style:style style:name="pr7" style:family="presentation" style:parent-style-name="Звичайний-outline1">
      <style:graphic-properties draw:stroke="none" draw:fill="none" draw:fill-color="#727de0" draw:textarea-horizontal-align="justify" draw:textarea-vertical-align="top" draw:auto-grow-height="true" draw:auto-grow-width="false" fo:min-height="15.616cm" fo:min-width="0cm" fo:padding-top="0.13cm" fo:padding-bottom="0.13cm" fo:padding-left="0.25cm" fo:padding-right="0.25cm" fo:wrap-option="wrap" draw:shadow-color="#786950"/>
    </style:style>
    <style:style style:name="pr8" style:family="presentation" style:parent-style-name="Звичайний-outline1">
      <style:graphic-properties draw:stroke="none" draw:fill="none" draw:fill-color="#727de0" draw:textarea-horizontal-align="justify" draw:textarea-vertical-align="top" draw:auto-grow-height="true" draw:auto-grow-width="false" fo:min-height="13.711cm" fo:min-width="0cm" fo:padding-top="0.13cm" fo:padding-bottom="0.13cm" fo:padding-left="0.25cm" fo:padding-right="0.25cm" fo:wrap-option="wrap" draw:shadow-color="#786950"/>
    </style:style>
    <style:style style:name="co1" style:family="table-column">
      <style:table-column-properties style:column-width="1.639cm" style:use-optimal-column-width="false"/>
    </style:style>
    <style:style style:name="co2" style:family="table-column">
      <style:table-column-properties style:column-width="1.641cm" style:use-optimal-column-width="false"/>
    </style:style>
    <style:style style:name="co3" style:family="table-column">
      <style:table-column-properties style:column-width="1.64cm" style:use-optimal-column-width="false"/>
    </style:style>
    <style:style style:name="co4" style:family="table-column">
      <style:table-column-properties style:column-width="3.281cm" style:use-optimal-column-width="false"/>
    </style:style>
    <style:style style:name="co5" style:family="table-column">
      <style:table-column-properties style:column-width="3.28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1.61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indent="0cm" fo:border="none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1.693cm" fo:margin-right="0cm" fo:margin-top="0.282cm" fo:margin-bottom="0cm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7" style:family="paragraph">
      <style:paragraph-properties fo:margin-left="1.693cm" fo:margin-right="0cm" fo:margin-top="0.282cm" fo:margin-bottom="0cm" fo:text-indent="-1.693cm"/>
    </style:style>
    <style:style style:name="P8" style:family="paragraph">
      <style:paragraph-properties fo:margin-left="0cm" fo:margin-right="0cm" fo:margin-top="0.246cm" fo:margin-bottom="0cm" fo:text-align="center" fo:text-indent="0cm"/>
    </style:style>
    <style:style style:name="P9" style:family="paragraph">
      <style:paragraph-properties fo:margin-left="0cm" fo:margin-right="0cm" fo:margin-top="0.282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0.952cm" fo:margin-right="0cm" fo:margin-top="0.282cm" fo:margin-bottom="0cm" fo:text-indent="-0.952cm"/>
    </style:style>
    <style:style style:name="P11" style:family="paragraph">
      <style:paragraph-properties fo:margin-left="0cm" fo:margin-right="0cm" fo:margin-top="0.255cm" fo:margin-bottom="0cm" fo:text-indent="0cm"/>
    </style:style>
    <style:style style:name="T1" style:family="text">
      <style:text-properties fo:color="#786950" fo:language="ru" fo:country="RU" fo:text-shadow="1pt 1pt"/>
    </style:style>
    <style:style style:name="T2" style:family="text">
      <style:text-properties fo:language="ru" fo:country="RU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5" style:family="text">
      <style:text-properties fo:font-size="24pt" fo:language="ru" fo:country="RU" style:font-size-asian="24pt" style:font-size-complex="24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24pt" fo:language="ru" fo:country="RU" style:text-underline-style="solid" style:text-underline-width="auto" style:text-underline-color="font-color" style:font-size-asian="24pt" style:font-size-complex="24pt"/>
    </style:style>
    <style:style style:name="T8" style:family="text">
      <style:text-properties fo:language="en" fo:country="US"/>
    </style:style>
    <style:style style:name="T9" style:family="text">
      <style:text-properties fo:color="#000000" fo:font-size="28pt" fo:language="en" fo:country="US" style:font-size-asian="28pt" style:font-size-complex="28pt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style:text-position="-25% 58%" fo:language="en" fo:country="US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font-size="28pt" fo:language="ru" fo:country="RU" fo:font-style="italic" style:font-size-asian="28pt" style:font-style-asian="italic" style:font-size-complex="28pt" style:font-style-complex="italic"/>
    </style:style>
    <style:style style:name="T14" style:family="text">
      <style:text-properties fo:font-size="28pt" fo:language="ru" fo:country="RU" style:font-size-asian="28pt" style:font-size-complex="28pt"/>
    </style:style>
    <style:style style:name="T15" style:family="text">
      <style:text-properties fo:color="#000000" style:text-position="-25% 58%" fo:font-size="28pt" fo:language="en" fo:country="US" style:font-size-asian="28pt" style:font-size-complex="28pt"/>
    </style:style>
    <style:style style:name="T16" style:family="text">
      <style:text-properties fo:font-size="29pt" fo:language="ru" fo:country="RU" style:font-size-asian="29pt" style:font-size-complex="29pt"/>
    </style:style>
    <style:style style:name="T17" style:family="text">
      <style:text-properties fo:color="#003300" fo:font-size="29pt" fo:language="ru" fo:country="RU" style:font-size-asian="29pt" style:font-size-complex="29pt"/>
    </style:style>
    <style:style style:name="T18" style:family="text">
      <style:text-properties fo:color="#003300" fo:font-size="29pt" fo:language="en" fo:country="US" style:font-size-asian="29pt" style:font-size-complex="29pt"/>
    </style:style>
    <style:style style:name="T19" style:family="text">
      <style:text-properties fo:font-size="29pt" fo:language="en" fo:country="US" style:font-size-asian="29pt" style:font-size-complex="29pt"/>
    </style:style>
    <text:list-style style:name="L1">
      <text:list-level-style-number text:level="1" style:num-format="">
        <style:list-level-properties/>
        <style:text-properties fo:color="#78695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996600" fo:font-size="100%"/>
      </text:list-level-style-number>
    </text:list-style>
    <text:list-style style:name="L4">
      <text:list-level-style-bullet text:level="1" text:bullet-char="">
        <style:list-level-properties text:min-label-width="0.952cm"/>
        <style:text-properties fo:font-family="Wingdings" style:font-pitch="variable" style:font-charset="x-symbol" fo:color="#9966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9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">
        <style:list-level-properties text:min-label-width="1.693cm"/>
        <style:text-properties fo:font-family="Wingdings" style:font-pitch="variable" style:font-charset="x-symbol" fo:color="#9966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9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1.693cm"/>
        <style:text-properties fo:color="#99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9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99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9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9966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Заголовок1" presentation:presentation-page-layout-name="AL1T0">
        <office:forms form:automatic-focus="false" form:apply-design-mode="false"/>
        <draw:frame presentation:style-name="pr1" draw:text-style-name="P2" draw:layer="layout" svg:width="15.448cm" svg:height="9.314cm" svg:x="9.948cm" svg:y="1.904cm" presentation:class="title" presentation:user-transformed="true">
          <draw:text-box>
            <text:list text:style-name="L1">
              <text:list-header>
                <text:p text:style-name="P1"><text:span text:style-name="T1">Алгоритмы теории игр</text:span></text:p>
              </text:list-header>
            </text:list>
          </draw:text-box>
        </draw:frame>
        <draw:custom-shape draw:style-name="gr1" draw:text-style-name="P2" draw:layer="layout" svg:width="6.138cm" svg:height="1.27cm" svg:x="18.627cm" svg:y="14.393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9.231cm" svg:height="1.277cm" svg:x="15.241cm" svg:y="17.357cm">
          <text:list text:style-name="L2">
            <text:list-header>
              <text:p text:style-name="P1">Михаил Лукин, гр. 3539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Звичайний" presentation:presentation-page-layout-name="AL2T1">
        <office:forms form:automatic-focus="false" form:apply-design-mode="false"/>
        <draw:frame presentation:style-name="pr3" draw:text-style-name="P2" draw:layer="layout" svg:width="20.955cm" svg:height="3.176cm" svg:x="3.809cm" svg:y="1.481cm" presentation:class="title" presentation:user-transformed="true">
          <draw:text-box>
            <text:list text:style-name="L3">
              <text:list-header>
                <text:p text:style-name="P1">План лекции</text:p>
              </text:list-header>
            </text:list>
          </draw:text-box>
        </draw:frame>
        <draw:frame presentation:style-name="pr4" draw:text-style-name="P2" draw:layer="layout" svg:width="21.167cm" svg:height="13.76cm" svg:x="3.809cm" svg:y="4.232cm" presentation:class="outline" presentation:user-transformed="true">
          <draw:text-box>
            <text:list text:style-name="L4">
              <text:list-item>
                <text:p text:style-name="P3"><text:span text:style-name="T2">Введение</text:span></text:p>
              </text:list-item>
              <text:list-item>
                <text:p text:style-name="P3"><text:span text:style-name="T2">Матричные игры</text:span></text:p>
              </text:list-item>
              <text:list-item>
                <text:p text:style-name="P3"><text:span text:style-name="T2"><text:s text:c="2"/></text:span><text:span text:style-name="T2">Игры с седловой точкой</text:span></text:p>
              </text:list-item>
              <text:list-item>
                <text:p text:style-name="P3"><text:span text:style-name="T2"><text:s text:c="2"/></text:span><text:span text:style-name="T2">Смешанные стратегии</text:span></text:p>
              </text:list-item>
              <text:list-item>
                <text:p text:style-name="P3"><text:span text:style-name="T2">Применение</text:span></text:p>
              </text:list-item>
              <text:list-item>
                <text:p text:style-name="P3"><text:span text:style-name="T2">Итоги</text:span></text:p>
              </text:list-item>
              <text:list-item>
                <text:p text:style-name="P3"><text:span text:style-name="T2">Литература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Звичайний" presentation:presentation-page-layout-name="AL2T1">
        <office:forms form:automatic-focus="false" form:apply-design-mode="false"/>
        <draw:frame presentation:style-name="pr3" draw:text-style-name="P2" draw:layer="layout" svg:width="20.955cm" svg:height="3.176cm" svg:x="3.809cm" svg:y="1.481cm" presentation:class="title" presentation:user-transformed="true">
          <draw:text-box>
            <text:list text:style-name="L3">
              <text:list-header>
                <text:p text:style-name="P1">Введение</text:p>
              </text:list-header>
            </text:list>
          </draw:text-box>
        </draw:frame>
        <draw:frame presentation:style-name="pr6" draw:text-style-name="P2" draw:layer="layout" svg:width="21.167cm" svg:height="11.664cm" svg:x="3.809cm" svg:y="5.503cm" presentation:class="outline" presentation:user-transformed="true">
          <draw:text-box>
            <text:list text:style-name="L4">
              <text:list-item>
                <text:p text:style-name="P4"><text:span text:style-name="T3">Первая значительная книга по теории игр появилась в 1944г (Дж. фон Нейман, С. Моргенштерн «Теория игр и экономическое поведение»).</text:span></text:p>
              </text:list-item>
              <text:list-item>
                <text:p text:style-name="P4"><text:span text:style-name="T4">Предмет оказался чрезвычайно сложным, даже для математики</text:span><text:span text:style-name="T3"> .</text:span></text:p>
              </text:list-item>
              <text:list-item>
                <text:p text:style-name="P4"><text:span text:style-name="T3">Теория игр она нашла свое применение, прежде всего, в военном деле и экономике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Звичайний" presentation:presentation-page-layout-name="AL2T1">
        <office:forms form:automatic-focus="false" form:apply-design-mode="false"/>
        <draw:frame presentation:style-name="pr3" draw:text-style-name="P2" draw:layer="layout" svg:width="20.955cm" svg:height="3.176cm" svg:x="3.809cm" svg:y="1.481cm" presentation:class="title" presentation:user-transformed="true">
          <draw:text-box>
            <text:list text:style-name="L3">
              <text:list-header>
                <text:p text:style-name="P1">Матричные игры</text:p>
              </text:list-header>
            </text:list>
          </draw:text-box>
        </draw:frame>
        <draw:frame presentation:style-name="pr6" draw:text-style-name="P2" draw:layer="layout" svg:width="21.167cm" svg:height="11.431cm" svg:x="3.809cm" svg:y="5.503cm" presentation:class="outline" presentation:user-transformed="true">
          <draw:text-box>
            <text:list text:style-name="L4">
              <text:list-item>
                <text:p text:style-name="P3">Этот раздел теории игр является наиболее полно изученным.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Звичайний" presentation:presentation-page-layout-name="AL2T1">
        <office:forms form:automatic-focus="false" form:apply-design-mode="false"/>
        <draw:frame presentation:style-name="pr3" draw:text-style-name="P2" draw:layer="layout" svg:width="20.955cm" svg:height="3.176cm" svg:x="3.809cm" svg:y="1.481cm" presentation:class="title" presentation:user-transformed="true">
          <draw:text-box>
            <text:list text:style-name="L3">
              <text:list-header>
                <text:p text:style-name="P1">Определения</text:p>
              </text:list-header>
            </text:list>
          </draw:text-box>
        </draw:frame>
        <draw:frame presentation:style-name="pr6" draw:text-style-name="P2" draw:layer="layout" svg:width="21.167cm" svg:height="11.431cm" svg:x="3.809cm" svg:y="5.503cm" presentation:class="outline" presentation:user-transformed="true">
          <draw:text-box>
            <text:list text:style-name="L4">
              <text:list-item>
                <text:p text:style-name="P5"><text:span text:style-name="T5">Система Г = </text:span><text:span text:style-name="T6">(X, Y, K)</text:span><text:span text:style-name="T5">, где </text:span><text:span text:style-name="T6">X</text:span><text:span text:style-name="T5"> и</text:span><text:span text:style-name="T6"> Y</text:span><text:span text:style-name="T5"> – непустые мно</text:span><text:span text:style-name="T6">-</text:span><text:span text:style-name="T5">жества, и функция</text:span><text:span text:style-name="T6"> <text:s text:c="23"/>, </text:span><text:span text:style-name="T5">называется </text:span><text:span text:style-name="T7">антагонистической игрой в нормальной форме</text:span><text:span text:style-name="T5">. Элементы <text:s text:c="11"/>и <text:s text:c="10"/>называются </text:span><text:span text:style-name="T7">стратегиями</text:span><text:span text:style-name="T5"> игроков 1 и 2 соответственно.</text:span></text:p>
              </text:list-item>
              <text:list-item>
                <text:p text:style-name="P5"><text:span text:style-name="T5">Антагонистические игры, в которых оба игрока имеют конченые множества стратегий, называются </text:span><text:span text:style-name="T7">матричными</text:span><text:span text:style-name="T5">.</text:span></text:p>
              </text:list-item>
            </text:list>
          </draw:text-box>
        </draw:frame>
        <draw:frame draw:style-name="gr4" draw:layer="layout" svg:width="5.08cm" svg:height="0.975cm" svg:x="11.853cm" svg:y="6.7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2.328cm" svg:height="1.019cm" svg:x="8.89cm" svg:y="8.6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2.117cm" svg:height="1.129cm" svg:x="11.853cm" svg:y="8.67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Звичайний" presentation:presentation-page-layout-name="AL2T1">
        <office:forms form:automatic-focus="false" form:apply-design-mode="false"/>
        <draw:frame presentation:style-name="pr7" draw:text-style-name="P2" draw:layer="layout" svg:width="21.167cm" svg:height="15.876cm" svg:x="3.597cm" svg:y="0.422cm" presentation:class="outline" presentation:user-transformed="true">
          <draw:text-box>
            <text:list text:style-name="L5">
              <text:list-item>
                <text:p text:style-name="P3"><text:span text:style-name="T2">Пусть игрок 1 имеет всего </text:span><text:span text:style-name="T8">m </text:span><text:span text:style-name="T2">стратегий, а игрок 2 – </text:span><text:span text:style-name="T8">n </text:span><text:span text:style-name="T2">стратегий.</text:span></text:p>
              </text:list-item>
              <text:list-item>
                <text:p text:style-name="P3"><text:span text:style-name="T2">Установим биекцию между множест-вами: </text:span></text:p>
              </text:list-item>
            </text:list>
            <text:list text:style-name="L6">
              <text:list-item>
                <text:p text:style-name="P3"><text:span text:style-name="T8"><text:s text:c="7"/></text:span><text:span text:style-name="T8">X </text:span><text:span text:style-name="T2">и </text:span><text:span text:style-name="T8">M = {1, …, m}</text:span><text:span text:style-name="T2">; </text:span></text:p>
              </text:list-item>
              <text:list-item>
                <text:p text:style-name="P3"><text:span text:style-name="T8"><text:s text:c="7"/></text:span><text:span text:style-name="T8">Y </text:span><text:span text:style-name="T2">и </text:span><text:span text:style-name="T8"><text:s/>N = {1, …, n}.</text:span></text:p>
              </text:list-item>
            </text:list>
            <text:list text:style-name="L5">
              <text:list-item>
                <text:p text:style-name="P3"><text:span text:style-name="T2">Тогда игра Г полностью задается матрицей </text:span><text:span text:style-name="T8"><text:s text:c="14"/></text:span><text:span text:style-name="T2"><text:s/></text:span></text:p>
              </text:list-item>
            </text:list>
            <text:list text:style-name="L7">
              <text:list-header>
      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,где</text:span></text:p>
              </text:list-header>
            </text:list>
          </draw:text-box>
        </draw:frame>
        <draw:frame draw:style-name="gr4" draw:layer="layout" svg:width="4.445cm" svg:height="1.724cm" svg:x="10.16cm" svg:y="12.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9.988cm" svg:height="4.767cm" svg:x="9.525cm" svg:y="13.9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Звичайний" presentation:presentation-page-layout-name="AL2T1">
        <office:forms form:automatic-focus="false" form:apply-design-mode="false"/>
        <draw:frame presentation:style-name="pr3" draw:text-style-name="P2" draw:layer="layout" svg:width="20.955cm" svg:height="3.176cm" svg:x="3.809cm" svg:y="1.481cm" presentation:class="title" presentation:user-transformed="true">
          <draw:text-box>
            <text:list text:style-name="L3">
              <text:list-header>
                <text:p text:style-name="P1">Примеры</text:p>
              </text:list-header>
            </text:list>
          </draw:text-box>
        </draw:frame>
        <draw:frame presentation:style-name="pr6" draw:text-style-name="P2" draw:layer="layout" svg:width="21.167cm" svg:height="11.431cm" svg:x="3.809cm" svg:y="5.503cm" presentation:class="outline" presentation:user-transformed="true">
          <draw:text-box>
            <text:list text:style-name="L6">
              <text:list-item>
                <text:p text:style-name="P3"><text:span text:style-name="T2">«Игра на уклонение».</text:span></text:p>
              </text:list-item>
              <text:list-item>
                <text:p text:style-name="P3"><text:span text:style-name="T2">Дискретная игра типа дуэли.</text:span></text:p>
              </text:list-item>
            </text:list>
            <text:list text:style-name="L7">
              <text:list-header>
                <text:p text:style-name="P7"><text:span text:style-name="T2"/></text:p>
                <text:p text:style-name="P7"><text:span text:style-name="T2"><text:s text:c="52"/></text:span><text:span text:style-name="T2">,</text:span><text:span text:style-name="T8"> </text:span><text:span text:style-name="T2"><text:s/></text:span><text:span text:style-name="T8">i &lt; j</text:span><text:span text:style-name="T2"> <text:s text:c="8"/></text:span></text:p>
              </text:list-header>
            </text:list>
          </draw:text-box>
        </draw:frame>
        <draw:frame draw:style-name="gr4" draw:layer="layout" svg:width="10.857cm" svg:height="2.368cm" svg:x="7.408cm" svg:y="10.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layer="layout" svg:width="6.56cm" svg:height="5.783cm" svg:x="12.912cm" svg:y="12.912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row table:style-name="ro1">
              <table:table-cell table:style-name="ce1">
                <text:list text:style-name="L8">
                  <text:list-header>
                    <text:p text:style-name="P4"><text:span text:style-name="T9"><text:s/></text:span><text:span text:style-name="T9">0</text:span></text:p>
                  </text:list-header>
                </text:list>
              </table:table-cell>
              <table:table-cell table:style-name="ce2">
                <text:list text:continue-numbering="true" text:style-name="L8">
                  <text:list-header>
                    <text:p text:style-name="P8"><text:span text:style-name="T9">-2</text:span></text:p>
                  </text:list-header>
                </text:list>
              </table:table-cell>
              <table:table-cell table:style-name="ce3">
                <text:list text:continue-numbering="true" text:style-name="L8">
                  <text:list-header>
                    <text:p text:style-name="P8"><text:span text:style-name="T9">-5</text:span></text:p>
                  </text:list-header>
                </text:list>
              </table:table-cell>
              <table:table-cell table:style-name="ce4">
                <text:list text:continue-numbering="true" text:style-name="L8">
                  <text:list-header>
                    <text:p text:style-name="P8"><text:span text:style-name="T9">-8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8">
                  <text:list-header>
                    <text:p text:style-name="P8"><text:span text:style-name="T9">2</text:span></text:p>
                  </text:list-header>
                </text:list>
              </table:table-cell>
              <table:table-cell table:style-name="ce6">
                <text:list text:continue-numbering="true" text:style-name="L8">
                  <text:list-header>
                    <text:p text:style-name="P8"><text:span text:style-name="T9">0</text:span></text:p>
                  </text:list-header>
                </text:list>
              </table:table-cell>
              <table:table-cell table:style-name="ce7">
                <text:list text:continue-numbering="true" text:style-name="L8">
                  <text:list-header>
                    <text:p text:style-name="P8"><text:span text:style-name="T9">2</text:span></text:p>
                  </text:list-header>
                </text:list>
              </table:table-cell>
              <table:table-cell table:style-name="ce8">
                <text:list text:continue-numbering="true" text:style-name="L8">
                  <text:list-header>
                    <text:p text:style-name="P8"><text:span text:style-name="T9">0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8">
                  <text:list-header>
                    <text:p text:style-name="P8"><text:span text:style-name="T9">5</text:span></text:p>
                  </text:list-header>
                </text:list>
              </table:table-cell>
              <table:table-cell table:style-name="ce10">
                <text:list text:continue-numbering="true" text:style-name="L8">
                  <text:list-header>
                    <text:p text:style-name="P8"><text:span text:style-name="T9">-2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8"><text:span text:style-name="T9">0</text:span></text:p>
                  </text:list-header>
                </text:list>
              </table:table-cell>
              <table:table-cell table:style-name="ce12">
                <text:list text:continue-numbering="true" text:style-name="L8">
                  <text:list-header>
                    <text:p text:style-name="P8"><text:span text:style-name="T9">8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8">
                  <text:list-header>
                    <text:p text:style-name="P8"><text:span text:style-name="T9">8</text:span></text:p>
                  </text:list-header>
                </text:list>
              </table:table-cell>
              <table:table-cell table:style-name="ce14">
                <text:list text:continue-numbering="true" text:style-name="L8">
                  <text:list-header>
                    <text:p text:style-name="P8"><text:span text:style-name="T9">0</text:span></text:p>
                  </text:list-header>
                </text:list>
              </table:table-cell>
              <table:table-cell table:style-name="ce15">
                <text:list text:continue-numbering="true" text:style-name="L8">
                  <text:list-header>
                    <text:p text:style-name="P8"><text:span text:style-name="T9">8</text:span></text:p>
                  </text:list-header>
                </text:list>
              </table:table-cell>
              <table:table-cell table:style-name="ce16">
                <text:list text:continue-numbering="true" text:style-name="L8">
                  <text:list-header>
                    <text:p text:style-name="P8"><text:span text:style-name="T9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3.599cm" svg:height="1.327cm" svg:x="9.313cm" svg:y="14.81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Звичайний" presentation:presentation-page-layout-name="AL2T1">
        <office:forms form:automatic-focus="false" form:apply-design-mode="false"/>
        <draw:frame presentation:style-name="pr3" draw:text-style-name="P2" draw:layer="layout" svg:width="20.955cm" svg:height="3.176cm" svg:x="3.809cm" svg:y="1.481cm" presentation:class="title" presentation:user-transformed="true">
          <draw:text-box>
            <text:list text:style-name="L3">
              <text:list-header>
                <text:p text:style-name="P1"><text:span text:style-name="T2">Игры с седловой точкой</text:span></text:p>
              </text:list-header>
            </text:list>
          </draw:text-box>
        </draw:frame>
        <draw:frame presentation:style-name="pr6" draw:text-style-name="P2" draw:layer="layout" svg:width="21.167cm" svg:height="13.48cm" svg:x="3.809cm" svg:y="5.503cm" presentation:class="outline" presentation:user-transformed="true">
          <draw:text-box>
            <text:list text:style-name="L4">
              <text:list-item>
                <text:p text:style-name="P3"><text:span text:style-name="T10">Теорема.</text:span><text:span text:style-name="T2"> Пусть имеются два числовых множества </text:span><text:span text:style-name="T8">A </text:span><text:span text:style-name="T2">и </text:span><text:span text:style-name="T8">B </text:span><text:span text:style-name="T2">и функция </text:span><text:span text:style-name="T8"><text:s text:c="17"/>. </text:span><text:span text:style-name="T2">Тогда <text:s text:c="55"/>.</text:span></text:p>
              </text:list-item>
              <text:list-item>
                <text:p text:style-name="P9"><text:span text:style-name="T2">Пусть дана <text:s text:c="17"/>. Точка </text:span><text:span text:style-name="T8">(x</text:span><text:span text:style-name="T11">0</text:span><text:span text:style-name="T8">,y</text:span><text:span text:style-name="T11">0</text:span><text:span text:style-name="T8">) </text:span><text:span text:style-name="T2">называется </text:span><text:span text:style-name="T12">седловой точкой</text:span><text:span text:style-name="T2"> функции </text:span><text:span text:style-name="T8">f, </text:span><text:span text:style-name="T2">если 1. <text:s text:c="63"/></text:span><text:span text:style-name="T2"><text:tab/></text:span><text:span text:style-name="T2"> <text:s text:c="2"/>2.</text:span></text:p>
                <text:p text:style-name="P3"><text:span text:style-name="T2"/></text:p>
              </text:list-item>
            </text:list>
            <text:list text:style-name="L7">
              <text:list-header>
                <text:p text:style-name="P10"><text:span text:style-name="T2"/></text:p>
              </text:list-header>
            </text:list>
          </draw:text-box>
        </draw:frame>
        <draw:frame draw:style-name="gr4" draw:layer="layout" svg:width="4.873cm" svg:height="1.116cm" svg:x="10.583cm" svg:y="10.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15.452cm" svg:height="2.081cm" svg:x="8.255cm" svg:y="8.25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4.872cm" svg:height="1.115cm" svg:x="18.627cm" svg:y="7.19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11.187cm" svg:height="1.42cm" svg:x="8.167cm" svg:y="12.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11.183cm" svg:height="1.42cm" svg:x="8.167cm" svg:y="13.97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Звичайний" presentation:presentation-page-layout-name="AL2T1">
        <office:forms form:automatic-focus="false" form:apply-design-mode="false"/>
        <draw:frame presentation:style-name="pr3" draw:text-style-name="P2" draw:layer="layout" svg:width="20.955cm" svg:height="3.176cm" svg:x="3.809cm" svg:y="1.481cm" presentation:class="title" presentation:user-transformed="true">
          <draw:text-box>
            <text:list text:style-name="L3">
              <text:list-header>
                <text:p text:style-name="P1"><text:span text:style-name="T2">Игры с седловой точкой 2</text:span></text:p>
              </text:list-header>
            </text:list>
          </draw:text-box>
        </draw:frame>
        <draw:frame presentation:style-name="pr8" draw:text-style-name="P2" draw:layer="layout" svg:width="21.167cm" svg:height="13.971cm" svg:x="3.809cm" svg:y="4.657cm" presentation:class="outline" presentation:user-transformed="true">
          <draw:text-box>
            <text:list text:style-name="L4">
              <text:list-item>
                <text:p text:style-name="P3"><text:span text:style-name="T10">Теорема 2. </text:span><text:span text:style-name="T2">Пусть <text:s text:c="17"/>и существу-ют <text:s text:c="55"/>. Тогда <text:s text:c="55"/></text:span></text:p>
              </text:list-item>
            </text:list>
            <text:list text:style-name="L7">
              <text:list-header>
                <text:p text:style-name="P10"><text:span text:style-name="T2"><text:s text:c="4"/></text:span></text:p>
                <text:p text:style-name="P10"><text:span text:style-name="T2"><text:s text:c="3"/></text:span><text:span text:style-name="T2">равносильно тому, что </text:span><text:span text:style-name="T8">f </text:span><text:span text:style-name="T2">имеет седловую точку.</text:span></text:p>
              </text:list-header>
            </text:list>
            <text:list text:style-name="L4">
              <text:list-item>
                <text:p text:style-name="P4"><text:span text:style-name="T13">Может ли у матрицы быть несколько седловых точек?</text:span></text:p>
              </text:list-item>
              <text:list-item>
                <text:p text:style-name="P4"><text:span text:style-name="T13">Все ли матрицы имеют седловую точку?</text:span></text:p>
              </text:list-item>
            </text:list>
          </draw:text-box>
        </draw:frame>
        <draw:frame draw:style-name="gr4" draw:layer="layout" svg:width="4.873cm" svg:height="1.116cm" svg:x="13.758cm" svg:y="5.0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15.451cm" svg:height="2.082cm" svg:x="6.593cm" svg:y="6.13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layer="layout" svg:width="15.545cm" svg:height="2.081cm" svg:x="7.408cm" svg:y="8.89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Звичайний" presentation:presentation-page-layout-name="AL2T1">
        <office:forms form:automatic-focus="false" form:apply-design-mode="false"/>
        <draw:frame presentation:style-name="pr3" draw:text-style-name="P2" draw:layer="layout" svg:width="20.955cm" svg:height="3.176cm" svg:x="3.809cm" svg:y="1.481cm" presentation:class="title" presentation:user-transformed="true">
          <draw:text-box>
            <text:list text:style-name="L3">
              <text:list-header>
                <text:p text:style-name="P1">Смешанные стратегии</text:p>
              </text:list-header>
            </text:list>
          </draw:text-box>
        </draw:frame>
        <draw:frame presentation:style-name="pr6" draw:text-style-name="P2" draw:layer="layout" svg:width="21.167cm" svg:height="11.431cm" svg:x="3.809cm" svg:y="5.503cm" presentation:class="outline" presentation:user-transformed="true">
          <draw:text-box>
            <text:list text:style-name="L4">
              <text:list-item>
                <text:p text:style-name="P3"><text:span text:style-name="T10">Основная теорема матричных игр. </text:span><text:span text:style-name="T2"><text:s text:c="6"/>В смешанных стратегиях игра двух лиц с нулевой суммой имеет седловую точку.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Звичайний" presentation:presentation-page-layout-name="AL2T1">
        <office:forms form:automatic-focus="false" form:apply-design-mode="false"/>
        <draw:frame presentation:style-name="pr3" draw:text-style-name="P2" draw:layer="layout" svg:width="20.955cm" svg:height="3.981cm" svg:x="3.809cm" svg:y="1.079cm" presentation:class="title" presentation:user-transformed="true">
          <draw:text-box>
            <text:list text:style-name="L3">
              <text:list-header>
                <text:p text:style-name="P1">Итеративный метод <text:s text:c="7"/>Брауна – Робинсона</text:p>
              </text:list-header>
            </text:list>
          </draw:text-box>
        </draw:frame>
        <draw:frame presentation:style-name="pr6" draw:text-style-name="P2" draw:layer="layout" svg:width="21.167cm" svg:height="11.431cm" svg:x="3.809cm" svg:y="5.503cm" presentation:class="outline" presentation:user-transformed="true">
          <draw:text-box>
            <text:list text:style-name="L4">
              <text:list-item>
                <text:p text:style-name="P4"><text:span text:style-name="T14">Идея метода – многократное фиктивное разыгрывание игры с заданной матрицей выигрыша. </text:span></text:p>
              </text:list-item>
              <text:list-item>
                <text:p text:style-name="P4"><text:span text:style-name="T14">Недостаток: малая скорость сходимости.</text:span></text:p>
              </text:list-item>
            </text:list>
          </draw:text-box>
        </draw:frame>
        <draw:frame draw:style-name="gr4" draw:layer="layout" svg:width="11.011cm" svg:height="2.695cm" svg:x="8.467cm" svg:y="10.5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layer="layout" svg:width="10.848cm" svg:height="2.619cm" svg:x="8.546cm" svg:y="12.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11.893cm" svg:height="2.054cm" svg:x="8.55cm" svg:y="15.5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Звичайний" presentation:presentation-page-layout-name="AL2T1">
        <office:forms form:automatic-focus="false" form:apply-design-mode="false"/>
        <draw:frame presentation:style-name="pr3" draw:text-style-name="P2" draw:layer="layout" svg:width="20.955cm" svg:height="3.981cm" svg:x="3.809cm" svg:y="1.079cm" presentation:class="title" presentation:user-transformed="true">
          <draw:text-box>
            <text:list text:style-name="L3">
              <text:list-header>
                <text:p text:style-name="P1">Монотонный итеративный алгоритм </text:p>
              </text:list-header>
            </text:list>
          </draw:text-box>
        </draw:frame>
        <draw:frame presentation:style-name="pr6" draw:text-style-name="P2" draw:layer="layout" svg:width="21.167cm" svg:height="11.431cm" svg:x="3.809cm" svg:y="5.503cm" presentation:class="outline" presentation:user-transformed="true">
          <draw:text-box>
            <text:list text:style-name="L7">
              <text:list-header>
                <text:p text:style-name="P10"><text:span text:style-name="T2"><text:s/></text:span></text:p>
              </text:list-header>
            </text:list>
          </draw:text-box>
        </draw:frame>
        <draw:frame draw:style-name="gr4" draw:layer="layout" svg:width="7.62cm" svg:height="1.393cm" svg:x="4.445cm" svg:y="5.29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7.831cm" svg:height="1.393cm" svg:x="12.277cm" svg:y="5.29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8.678cm" svg:height="1.27cm" svg:x="4.445cm" svg:y="7.19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8.678cm" svg:height="1.305cm" svg:x="13.335cm" svg:y="7.197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4.021cm" svg:height="1.393cm" svg:x="10.372cm" svg:y="8.8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6.099cm" svg:height="1.852cm" svg:x="9.794cm" svg:y="10.583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Звичайний" presentation:presentation-page-layout-name="AL2T1">
        <office:forms form:automatic-focus="false" form:apply-design-mode="false"/>
        <draw:frame presentation:style-name="pr3" draw:text-style-name="P2" draw:layer="layout" svg:width="20.955cm" svg:height="3.176cm" svg:x="3.809cm" svg:y="1.481cm" presentation:class="title" presentation:user-transformed="true">
          <draw:text-box>
            <text:list text:style-name="L3">
              <text:list-header>
                <text:p text:style-name="P1">Пример применения</text:p>
              </text:list-header>
            </text:list>
          </draw:text-box>
        </draw:frame>
        <draw:frame presentation:style-name="pr6" draw:text-style-name="P2" draw:layer="layout" svg:width="21.167cm" svg:height="11.431cm" svg:x="3.809cm" svg:y="5.503cm" presentation:class="outline" presentation:user-transformed="true">
          <draw:text-box>
            <text:list text:style-name="L4">
              <text:list-item>
                <text:p text:style-name="P3">Выбор оптимальной стратегии в условиях неопределенности.</text:p>
              </text:list-item>
            </text:list>
          </draw:text-box>
        </draw:frame>
        <draw:frame draw:layer="layout" svg:width="13.122cm" svg:height="6.439cm" svg:x="5.715cm" svg:y="9.313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>
              <table:table-cell table:style-name="ce17">
                <text:list text:style-name="L8">
                  <text:list-header>
                    <text:p text:style-name="P8"><text:span text:style-name="T9">A</text:span><text:span text:style-name="T15">i</text:span><text:span text:style-name="T9">\B</text:span><text:span text:style-name="T15">j</text:span></text:p>
                  </text:list-header>
                </text:list>
              </table:table-cell>
              <table:table-cell table:style-name="ce18">
                <text:list text:continue-numbering="true" text:style-name="L8">
                  <text:list-header>
                    <text:p text:style-name="P8"><text:span text:style-name="T9">B</text:span><text:span text:style-name="T15">1</text:span></text:p>
                  </text:list-header>
                </text:list>
              </table:table-cell>
              <table:table-cell table:style-name="ce19">
                <text:list text:continue-numbering="true" text:style-name="L8">
                  <text:list-header>
                    <text:p text:style-name="P8"><text:span text:style-name="T9">B</text:span><text:span text:style-name="T15">2</text:span></text:p>
                  </text:list-header>
                </text:list>
              </table:table-cell>
              <table:table-cell table:style-name="ce20">
                <text:list text:continue-numbering="true" text:style-name="L8">
                  <text:list-header>
                    <text:p text:style-name="P8"><text:span text:style-name="T9">B</text:span><text:span text:style-name="T15">3</text:span></text:p>
                  </text:list-header>
                </text:list>
              </table:table-cell>
            </table:table-row>
            <table:table-row table:style-name="ro2">
              <table:table-cell table:style-name="ce21">
                <text:list text:continue-numbering="true" text:style-name="L8">
                  <text:list-header>
                    <text:p text:style-name="P8"><text:span text:style-name="T9">A</text:span><text:span text:style-name="T15">1</text:span></text:p>
                  </text:list-header>
                </text:list>
              </table:table-cell>
              <table:table-cell table:style-name="ce22">
                <text:list text:continue-numbering="true" text:style-name="L8">
                  <text:list-header>
                    <text:p text:style-name="P8"><text:span text:style-name="T9">3</text:span></text:p>
                  </text:list-header>
                </text:list>
              </table:table-cell>
              <table:table-cell table:style-name="ce23">
                <text:list text:continue-numbering="true" text:style-name="L8">
                  <text:list-header>
                    <text:p text:style-name="P8"><text:span text:style-name="T9">6</text:span></text:p>
                  </text:list-header>
                </text:list>
              </table:table-cell>
              <table:table-cell table:style-name="ce24">
                <text:list text:continue-numbering="true" text:style-name="L8">
                  <text:list-header>
                    <text:p text:style-name="P8"><text:span text:style-name="T9">8</text:span></text:p>
                  </text:list-header>
                </text:list>
              </table:table-cell>
            </table:table-row>
            <table:table-row table:style-name="ro2">
              <table:table-cell table:style-name="ce25">
                <text:list text:continue-numbering="true" text:style-name="L8">
                  <text:list-header>
                    <text:p text:style-name="P8"><text:span text:style-name="T9">A</text:span><text:span text:style-name="T15">2</text:span></text:p>
                  </text:list-header>
                </text:list>
              </table:table-cell>
              <table:table-cell table:style-name="ce26">
                <text:list text:continue-numbering="true" text:style-name="L8">
                  <text:list-header>
                    <text:p text:style-name="P8"><text:span text:style-name="T9">9</text:span></text:p>
                  </text:list-header>
                </text:list>
              </table:table-cell>
              <table:table-cell table:style-name="ce27">
                <text:list text:continue-numbering="true" text:style-name="L8">
                  <text:list-header>
                    <text:p text:style-name="P8"><text:span text:style-name="T9">4</text:span></text:p>
                  </text:list-header>
                </text:list>
              </table:table-cell>
              <table:table-cell table:style-name="ce28">
                <text:list text:continue-numbering="true" text:style-name="L8">
                  <text:list-header>
                    <text:p text:style-name="P8"><text:span text:style-name="T9">2</text:span></text:p>
                  </text:list-header>
                </text:list>
              </table:table-cell>
            </table:table-row>
            <table:table-row table:style-name="ro2">
              <table:table-cell table:style-name="ce29">
                <text:list text:continue-numbering="true" text:style-name="L8">
                  <text:list-header>
                    <text:p text:style-name="P8"><text:span text:style-name="T9">A</text:span><text:span text:style-name="T15">3</text:span></text:p>
                  </text:list-header>
                </text:list>
              </table:table-cell>
              <table:table-cell table:style-name="ce30">
                <text:list text:continue-numbering="true" text:style-name="L8">
                  <text:list-header>
                    <text:p text:style-name="P8"><text:span text:style-name="T9">7</text:span></text:p>
                  </text:list-header>
                </text:list>
              </table:table-cell>
              <table:table-cell table:style-name="ce31">
                <text:list text:continue-numbering="true" text:style-name="L8">
                  <text:list-header>
                    <text:p text:style-name="P8"><text:span text:style-name="T9">5</text:span></text:p>
                  </text:list-header>
                </text:list>
              </table:table-cell>
              <table:table-cell table:style-name="ce32">
                <text:list text:continue-numbering="true" text:style-name="L8">
                  <text:list-header>
                    <text:p text:style-name="P8"><text:span text:style-name="T9">4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Звичайний" presentation:presentation-page-layout-name="AL2T1">
        <office:forms form:automatic-focus="false" form:apply-design-mode="false"/>
        <draw:frame presentation:style-name="pr3" draw:text-style-name="P2" draw:layer="layout" svg:width="20.955cm" svg:height="3.176cm" svg:x="3.809cm" svg:y="1.481cm" presentation:class="title" presentation:user-transformed="true">
          <draw:text-box>
            <text:list text:style-name="L3">
              <text:list-header>
                <text:p text:style-name="P1">Итоги</text:p>
              </text:list-header>
            </text:list>
          </draw:text-box>
        </draw:frame>
        <draw:frame presentation:style-name="pr6" draw:text-style-name="P2" draw:layer="layout" svg:width="21.167cm" svg:height="11.431cm" svg:x="3.809cm" svg:y="5.503cm" presentation:class="outline" presentation:user-transformed="true">
          <draw:text-box>
            <text:list text:style-name="L4">
              <text:list-item>
                <text:p text:style-name="P3">Матричные игры – наиболее изученный раздел теории игр.</text:p>
              </text:list-item>
              <text:list-item>
                <text:p text:style-name="P3">Основное применение теории игр – <text:s text:c="9"/>– <text:s/>экономика.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Звичайний" presentation:presentation-page-layout-name="AL2T1">
        <office:forms form:automatic-focus="false" form:apply-design-mode="false"/>
        <draw:frame presentation:style-name="pr3" draw:text-style-name="P2" draw:layer="layout" svg:width="20.955cm" svg:height="3.176cm" svg:x="3.809cm" svg:y="1.481cm" presentation:class="title" presentation:user-transformed="true">
          <draw:text-box>
            <text:list text:style-name="L3">
              <text:list-header>
                <text:p text:style-name="P1">Литература</text:p>
              </text:list-header>
            </text:list>
          </draw:text-box>
        </draw:frame>
        <draw:frame presentation:style-name="pr6" draw:text-style-name="P2" draw:layer="layout" svg:width="21.167cm" svg:height="12.324cm" svg:x="3.809cm" svg:y="5.503cm" presentation:class="outline" presentation:user-transformed="true">
          <draw:text-box>
            <text:list text:style-name="L6">
              <text:list-item>
                <text:p text:style-name="P11"><text:span text:style-name="T16">Петросян, Зенкевич, Семина «Теория игр»</text:span></text:p>
              </text:list-item>
              <text:list-item>
                <text:p text:style-name="P11"><text:span text:style-name="T17"><text:a xlink:href="http://fmi.asf.ru/vavilov/Tiv.htm">http://fmi.asf.ru/vavilov/Tiv.htm</text:a></text:span></text:p>
              </text:list-item>
              <text:list-item>
                <text:p text:style-name="P11"><text:span text:style-name="T18"><text:a xlink:href="http://vvo.psati.ru/files/RPU/page2.files/index10.html">http://</text:a></text:span><text:span text:style-name="T18"><text:a xlink:href="http://vvo.psati.ru/files/RPU/page2.files/index10.html">vvo</text:a></text:span><text:span text:style-name="T18"><text:a xlink:href="http://vvo.psati.ru/files/RPU/page2.files/index10.html">.</text:a></text:span><text:span text:style-name="T18"><text:a xlink:href="http://vvo.psati.ru/files/RPU/page2.files/index10.html">psati</text:a></text:span><text:span text:style-name="T18"><text:a xlink:href="http://vvo.psati.ru/files/RPU/page2.files/index10.html">.</text:a></text:span><text:span text:style-name="T18"><text:a xlink:href="http://vvo.psati.ru/files/RPU/page2.files/index10.html">ru</text:a></text:span><text:span text:style-name="T18"><text:a xlink:href="http://vvo.psati.ru/files/RPU/page2.files/index10.html">/files/RPU/page2.files/index10.html</text:a></text:span></text:p>
              </text:list-item>
              <text:list-item>
                <text:p text:style-name="P11"><text:span text:style-name="T18"><text:a xlink:href="http://www.dvo.ru/studio/linpro/buka/node20.html">http://www.</text:a></text:span><text:span text:style-name="T18"><text:a xlink:href="http://www.dvo.ru/studio/linpro/buka/node20.html">dvo</text:a></text:span><text:span text:style-name="T18"><text:a xlink:href="http://www.dvo.ru/studio/linpro/buka/node20.html">.</text:a></text:span><text:span text:style-name="T18"><text:a xlink:href="http://www.dvo.ru/studio/linpro/buka/node20.html">ru</text:a></text:span><text:span text:style-name="T18"><text:a xlink:href="http://www.dvo.ru/studio/linpro/buka/node20.html">/studio/</text:a></text:span><text:span text:style-name="T18"><text:a xlink:href="http://www.dvo.ru/studio/linpro/buka/node20.html">linpro</text:a></text:span><text:span text:style-name="T18"><text:a xlink:href="http://www.dvo.ru/studio/linpro/buka/node20.html">/</text:a></text:span><text:span text:style-name="T18"><text:a xlink:href="http://www.dvo.ru/studio/linpro/buka/node20.html">buka</text:a></text:span><text:span text:style-name="T18"><text:a xlink:href="http://www.dvo.ru/studio/linpro/buka/node20.html">/node20.html</text:a></text:span><text:span text:style-name="T19"> – </text:span><text:span text:style-name="T16">основная теорема двойственности</text:span></text:p>
              </text:list-item>
              <text:list-item>
                <text:p text:style-name="P11"><text:span text:style-name="T16">Робинсон Дж. «Итеративный метод решения игр»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C0000002D06AA74F3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solid" draw:fill-color="#e9e2b6" draw:textarea-horizontal-align="center" draw:textarea-vertical-align="middle"/>
      <style:paragraph-properties fo:text-align="center"/>
    </style:style>
    <style:style style:name="Звичайни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Звичайни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вичайний-notes" style:family="presentation">
      <style:graphic-properties draw:stroke="none" draw:fill="none">
        <text:list-style style:name="Звичайни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вичайний-outline1">
          <text:list-level-style-bullet text:level="1" text:bullet-char="">
            <style:list-level-properties text:min-label-width="0.952cm"/>
            <style:text-properties fo:font-family="Wingdings" style:font-pitch="variable" style:font-charset="x-symbol" fo:color="#9966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95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graphic-properties>
        <text:list-style style:name="Звичайний-outline2">
          <text:list-level-style-bullet text:level="1" text:bullet-char="•">
            <style:list-level-properties text:space-before="5.08cm" text:min-label-width="0.635cm"/>
            <style:text-properties fo:font-family="'Times New Roman'" style:font-family-generic="roman" style:font-pitch="variable" fo:color="#9966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95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Звичайний-outline3" style:family="presentation" style:parent-style-name="Звичайни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вичайний-outline4" style:family="presentation" style:parent-style-name="Звичайни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5" style:family="presentation" style:parent-style-name="Звичайни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6" style:family="presentation" style:parent-style-name="Звичайни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7" style:family="presentation" style:parent-style-name="Звичайни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8" style:family="presentation" style:parent-style-name="Звичайни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outline9" style:family="presentation" style:parent-style-name="Звичайни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number text:level="1" style:num-format="">
            <style:list-level-properties/>
            <style:text-properties fo:color="#9966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95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695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Звичайний-title">
          <text:list-level-style-number text:level="1" style:num-format="">
            <style:list-level-properties/>
            <style:text-properties fo:color="#9966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оловок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Заголовок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оловок1-notes" style:family="presentation">
      <style:graphic-properties draw:stroke="none" draw:fill="none">
        <text:list-style style:name="Заголовок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оловок1-outline1" style:family="presentation">
      <style:graphic-properties draw:stroke="none" draw:fill="none" draw:auto-grow-height="false" draw:fit-to-size="shrink-to-fit">
        <text:list-style style:name="Заголовок1-outline1">
          <text:list-level-style-bullet text:level="1" text:bullet-char="">
            <style:list-level-properties text:min-label-width="0.952cm"/>
            <style:text-properties fo:font-family="Wingdings" style:font-pitch="variable" style:font-charset="x-symbol" fo:color="#9966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95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1-outline2" style:family="presentation" style:parent-style-name="Заголовок1-outline1">
      <style:graphic-properties>
        <text:list-style style:name="Заголовок1-outline2">
          <text:list-level-style-bullet text:level="1" text:bullet-char="•">
            <style:list-level-properties text:space-before="5.08cm" text:min-label-width="0.635cm"/>
            <style:text-properties fo:font-family="'Times New Roman'" style:font-family-generic="roman" style:font-pitch="variable" fo:color="#9966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95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Заголовок1-outline3" style:family="presentation" style:parent-style-name="Заголовок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аголовок1-outline4" style:family="presentation" style:parent-style-name="Заголовок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5" style:family="presentation" style:parent-style-name="Заголовок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6" style:family="presentation" style:parent-style-name="Заголовок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7" style:family="presentation" style:parent-style-name="Заголовок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8" style:family="presentation" style:parent-style-name="Заголовок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9" style:family="presentation" style:parent-style-name="Заголовок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subtitle" style:family="presentation">
      <style:graphic-properties draw:stroke="none" draw:fill="none" draw:textarea-vertical-align="middle">
        <text:list-style style:name="Заголовок1-subtitle">
          <text:list-level-style-number text:level="1" style:num-format="">
            <style:list-level-properties/>
            <style:text-properties fo:color="#9966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95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695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1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Заголовок1-title">
          <text:list-level-style-number text:level="1" style:num-format="">
            <style:list-level-properties/>
            <style:text-properties fo:color="#9966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9e2b6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Звичайний-backgroundobjects">
      <style:graphic-properties draw:stroke="none" draw:fill="none" draw:fill-color="#727de0" draw:auto-grow-height="false" draw:auto-grow-width="false" fo:min-height="1.278cm" fo:min-width="0cm" fo:wrap-option="wrap"/>
    </style:style>
    <style:style style:name="Mpr2" style:family="presentation" style:parent-style-name="Заголовок1-backgroundobjects" style:list-style-name="ML2">
      <style:graphic-properties draw:stroke="none" draw:fill="none" draw:fill-color="#727de0" draw:auto-grow-height="false" draw:auto-grow-width="false" fo:min-height="1.272cm" fo:min-width="0cm" fo:wrap-option="wrap"/>
    </style:style>
    <style:style style:name="Mpr3" style:family="presentation" style:parent-style-name="Заголовок1-backgroundobjects" style:list-style-name="ML2">
      <style:graphic-properties draw:stroke="none" draw:fill="none" draw:fill-color="#727de0" draw:auto-grow-height="false" draw:auto-grow-width="false" fo:min-height="1.272cm" fo:min-width="0cm" fo:wrap-option="wrap"/>
    </style:style>
    <style:style style:name="Mpr4" style:family="presentation" style:parent-style-name="Заголовок1-backgroundobjects" style:list-style-name="ML2">
      <style:graphic-properties draw:stroke="none" draw:fill="none" draw:fill-color="#727de0" draw:auto-grow-height="false" draw:auto-grow-width="false" fo:min-height="1.27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.308cm" fo:margin-bottom="0cm" fo:text-indent="0cm"/>
    </style:style>
    <style:style style:name="MP5" style:family="paragraph">
      <style:paragraph-properties fo:margin-left="0cm" fo:margin-right="0cm" fo:margin-top="0.308cm" fo:margin-bottom="0cm" fo:text-indent="0cm" style:writing-mode="lr-tb" style:font-independent-line-spacing="true"/>
    </style:style>
    <style:style style:name="MP6" style:family="paragraph">
      <style:paragraph-properties fo:margin-left="0cm" fo:margin-right="0cm" fo:margin-top="0.308cm" fo:margin-bottom="0cm" fo:text-align="center" fo:text-indent="0cm"/>
    </style:style>
    <style:style style:name="MP7" style:family="paragraph">
      <style:paragraph-properties fo:margin-left="0cm" fo:margin-right="0cm" fo:margin-top="0.308cm" fo:margin-bottom="0cm" fo:text-align="center" fo:text-indent="0cm" style:writing-mode="lr-tb" style:font-independent-line-spacing="true"/>
    </style:style>
    <style:style style:name="MP8" style:family="paragraph">
      <style:paragraph-properties fo:margin-left="0cm" fo:margin-right="0cm" fo:margin-top="0.308cm" fo:margin-bottom="0cm" fo:text-align="end" fo:text-indent="0cm"/>
    </style:style>
    <style:style style:name="MP9" style:family="paragraph">
      <style:paragraph-properties fo:margin-left="0cm" fo:margin-right="0cm" fo:margin-top="0.308cm" fo:margin-bottom="0cm" fo:text-align="end" fo:text-indent="0cm" style:writing-mode="lr-tb" style:font-independent-line-spacing="true"/>
    </style:style>
    <style:style style:name="MT1" style:family="text">
      <style:text-properties fo:color="#eaeaea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aeaea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номер&gt;</text:page-number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0.955cm" svg:height="3.981cm" svg:x="3.809cm" svg:y="1.079cm" presentation:class="title" presentation:placeholder="true">
        <draw:text-box/>
      </draw:frame>
      <draw:frame presentation:style-name="Mpr1" draw:layer="backgroundobjects" svg:width="4.657cm" svg:height="1.277cm" svg:x="3.809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9.525cm" svg:height="1.277cm" svg:x="9.524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20.108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frame draw:name="strtegic1" draw:style-name="Mgr3" draw:text-style-name="MP3" draw:layer="backgroundobjects" svg:width="3.387cm" svg:height="19.05cm" svg:x="0cm" svg:y="0cm">
        <draw:image xlink:href="Pictures/10000000000000650000021CCD2B6C08.jpg" xlink:type="simple" xlink:show="embed" xlink:actuate="onLoad">
          <text:p/>
        </draw:image>
      </draw:frame>
      <draw:frame presentation:style-name="Звичайний-outline1" draw:layer="backgroundobjects" svg:width="21.167cm" svg:height="16.057cm" svg:x="3.809cm" svg:y="5.503cm" presentation:class="outline" presentation:placeholder="true">
        <draw:text-box/>
      </draw:frame>
      <presentation:notes style:page-layout-name="PM0">
        <draw:page-thumbnail presentation:style-name="Звичайний-title" draw:layer="backgroundobjects" svg:width="0cm" svg:height="0cm" svg:x="0cm" svg:y="1.93cm" presentation:class="page"/>
        <draw:frame presentation:style-name="Звичайни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Заголовок1" style:page-layout-name="PM1" draw:style-name="Mdp2">
      <draw:frame presentation:style-name="Заголовок1-title" draw:layer="backgroundobjects" svg:width="15.448cm" svg:height="9.314cm" svg:x="9.948cm" svg:y="1.904cm" presentation:class="title" presentation:placeholder="true">
        <draw:text-box/>
      </draw:frame>
      <draw:frame presentation:style-name="Mpr2" draw:text-style-name="MP5" draw:layer="backgroundobjects" svg:width="5.292cm" svg:height="1.271cm" svg:x="1.905cm" svg:y="17.357cm" presentation:class="date-time">
        <draw:text-box>
          <text:list text:style-name="ML2">
            <text:list-header>
              <text:p text:style-name="MP4"><text:span text:style-name="MT1"><presentation:date-time/></text:span></text:p>
            </text:list-header>
          </text:list>
        </draw:text-box>
      </draw:frame>
      <draw:frame presentation:style-name="Mpr3" draw:text-style-name="MP7" draw:layer="backgroundobjects" svg:width="8.044cm" svg:height="1.271cm" svg:x="8.678cm" svg:y="17.357cm" presentation:class="footer">
        <draw:text-box>
          <text:list text:style-name="ML2">
            <text:list-header>
              <text:p text:style-name="MP6"><text:span text:style-name="MT1"><presentation:footer/></text:span></text:p>
            </text:list-header>
          </text:list>
        </draw:text-box>
      </draw:frame>
      <draw:frame presentation:style-name="Mpr4" draw:text-style-name="MP9" draw:layer="backgroundobjects" svg:width="5.292cm" svg:height="1.271cm" svg:x="18.203cm" svg:y="17.357cm" presentation:class="page-number">
        <draw:text-box>
          <text:list text:style-name="ML2">
            <text:list-header>
              <text:p text:style-name="MP8"><text:span text:style-name="MT1"><text:page-number>&lt;номер&gt;</text:page-number></text:span></text:p>
            </text:list-header>
          </text:list>
        </draw:text-box>
      </draw:frame>
      <draw:frame presentation:style-name="Заголовок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Заголовок1-title" draw:layer="backgroundobjects" svg:width="0cm" svg:height="0cm" svg:x="0cm" svg:y="1.93cm" presentation:class="page"/>
        <draw:frame presentation:style-name="Заголовок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Алгоритмы теории игр</dc:title>
    <meta:initial-creator>Misha</meta:initial-creator>
    <meta:creation-date>2005-10-23T14:59:23</meta:creation-date>
    <dc:creator>ROOT</dc:creator>
    <dc:date>2005-11-09T14:28:46</dc:date>
    <meta:editing-cycles>161</meta:editing-cycles>
    <meta:editing-duration>P1DT23H15M3S</meta:editing-duration>
    <meta:document-statistic meta:object-count="111"/>
    <meta:generator>LibreOffice/3.4$Unix LibreOffice_project/340m1$Build-502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i>K</mi>
            <mi mathvariant="normal">:</mi>
            <mrow>
              <mi>X</mi>
              <mo stretchy="false">×</mo>
              <mi>Y</mi>
            </mrow>
            <mo stretchy="false">→</mo>
            <mi>R</mi>
          </mrow>
        </mrow>
      </mstyle>
      <mrow/>
    </mrow>
    <annotation encoding="StarMath 5.0"> size 12{K:X times Y rightarrow R} {}</annotation>
  </semantics>
</math>
</file>

<file path=Object 10/content.xml><?xml version="1.0" encoding="utf-8"?>
<math xmlns="http://www.w3.org/1998/Math/MathML">
  <semantics>
    <mrow>
      <mstyle mathsize="12pt">
        <mrow>
          <mrow>
            <mi>f</mi>
            <mi mathvariant="normal">:</mi>
            <mrow>
              <mi>A</mi>
              <mo stretchy="false">×</mo>
              <mi>B</mi>
            </mrow>
            <mo stretchy="false">→</mo>
            <mi>R</mi>
          </mrow>
        </mrow>
      </mstyle>
      <mrow/>
    </mrow>
    <annotation encoding="StarMath 5.0"> size 12{f:A times B rightarrow R} {}</annotation>
  </semantics>
</math>
</file>

<file path=Object 11/content.xml><?xml version="1.0" encoding="utf-8"?>
<math xmlns="http://www.w3.org/1998/Math/MathML">
  <semantics>
    <mrow>
      <mstyle mathsize="12pt">
        <mrow>
          <mrow>
            <mo stretchy="false">∀</mo>
            <mrow>
              <mi>x</mi>
              <mo stretchy="false">∈</mo>
              <mi>A</mi>
            </mrow>
            <mi/>
            <mi>f</mi>
            <mo stretchy="false">(</mo>
            <mi>x</mi>
            <mi>,</mi>
            <msub>
              <mi>y</mi>
              <mrow>
                <mstyle mathsize="8pt">
                  <mrow>
                    <mrow>
                      <mn>0</mn>
                    </mrow>
                  </mrow>
                </mstyle>
              </mrow>
            </msub>
            <mrow>
              <mo stretchy="false">)</mo>
              <mo stretchy="false">≤</mo>
              <mi>f</mi>
            </mrow>
            <mo stretchy="false">(</mo>
            <msub>
              <mi>x</mi>
              <mrow>
                <mstyle mathsize="8pt">
                  <mrow>
                    <mrow>
                      <mn>0</mn>
                    </mrow>
                  </mrow>
                </mstyle>
              </mrow>
            </msub>
            <mi>,</mi>
            <msub>
              <mi>y</mi>
              <mrow>
                <mstyle mathsize="8pt">
                  <mrow>
                    <mrow>
                      <mn>0</mn>
                    </mrow>
                  </mrow>
                </mstyle>
              </mrow>
            </msub>
            <mo stretchy="false">)</mo>
          </mrow>
        </mrow>
      </mstyle>
      <mrow/>
    </mrow>
    <annotation encoding="StarMath 5.0"> size 12{ forall x in A~f \( x,y rSub { size 8{0} }  \)  &lt;= f \( x rSub { size 8{0} } ,y rSub { size 8{0} }  \) } {}</annotation>
  </semantics>
</math>
</file>

<file path=Object 12/content.xml><?xml version="1.0" encoding="utf-8"?>
<math xmlns="http://www.w3.org/1998/Math/MathML">
  <semantics>
    <mrow>
      <mstyle mathsize="12pt">
        <mrow>
          <mrow>
            <mo stretchy="false">∀</mo>
            <mrow>
              <mi>y</mi>
              <mo stretchy="false">∈</mo>
              <mi>B</mi>
            </mrow>
            <mi/>
            <mi>f</mi>
            <mo stretchy="false">(</mo>
            <msub>
              <mi>x</mi>
              <mrow>
                <mstyle mathsize="8pt">
                  <mrow>
                    <mrow>
                      <mn>0</mn>
                    </mrow>
                  </mrow>
                </mstyle>
              </mrow>
            </msub>
            <mi>,</mi>
            <msub>
              <mi>y</mi>
              <mrow>
                <mstyle mathsize="8pt">
                  <mrow>
                    <mrow>
                      <mn>0</mn>
                    </mrow>
                  </mrow>
                </mstyle>
              </mrow>
            </msub>
            <mrow>
              <mo stretchy="false">)</mo>
              <mo stretchy="false">≤</mo>
              <mi>f</mi>
            </mrow>
            <mo stretchy="false">(</mo>
            <msub>
              <mi>x</mi>
              <mrow>
                <mstyle mathsize="8pt">
                  <mrow>
                    <mrow>
                      <mn>0</mn>
                    </mrow>
                  </mrow>
                </mstyle>
              </mrow>
            </msub>
            <mi>,</mi>
            <mi>y</mi>
            <mo stretchy="false">)</mo>
          </mrow>
        </mrow>
      </mstyle>
      <mrow/>
    </mrow>
    <annotation encoding="StarMath 5.0"> size 12{ forall y in B~f \( x rSub { size 8{0} } ,y rSub { size 8{0} }  \)  &lt;= f \( x rSub { size 8{0} } ,y \) } {}</annotation>
  </semantics>
</math>
</file>

<file path=Object 13/content.xml><?xml version="1.0" encoding="utf-8"?>
<math xmlns="http://www.w3.org/1998/Math/MathML">
  <semantics>
    <mrow>
      <mstyle mathsize="12pt">
        <mrow>
          <mrow>
            <mi>f</mi>
            <mi mathvariant="normal">:</mi>
            <mrow>
              <mi>A</mi>
              <mo stretchy="false">×</mo>
              <mi>B</mi>
            </mrow>
            <mo stretchy="false">→</mo>
            <mi>R</mi>
          </mrow>
        </mrow>
      </mstyle>
      <mrow/>
    </mrow>
    <annotation encoding="StarMath 5.0"> size 12{f:A times B rightarrow R} {}</annotation>
  </semantics>
</math>
</file>

<file path=Object 14/content.xml><?xml version="1.0" encoding="utf-8"?>
<math xmlns="http://www.w3.org/1998/Math/MathML">
  <semantics>
    <mrow>
      <mstyle mathsize="12pt">
        <mrow>
          <mrow>
            <munder>
              <mrow>
                <mtext>max</mtext>
              </mrow>
              <mrow>
                <mstyle mathsize="8pt">
                  <mrow>
                    <mrow>
                      <mrow>
                        <mi>x</mi>
                        <mo stretchy="false">∈</mo>
                        <mi>A</mi>
                      </mrow>
                    </mrow>
                  </mrow>
                </mstyle>
              </mrow>
            </munder>
            <munder>
              <mrow>
                <mtext>min</mtext>
              </mrow>
              <mrow>
                <mstyle mathsize="8pt">
                  <mrow>
                    <mrow>
                      <mrow>
                        <mi>y</mi>
                        <mo stretchy="false">∈</mo>
                        <mi>B</mi>
                      </mrow>
                    </mrow>
                  </mrow>
                </mstyle>
              </mrow>
            </munder>
            <mi>f</mi>
            <mo stretchy="false">(</mo>
            <mi>x</mi>
            <mi>,</mi>
            <mi>y</mi>
            <mo stretchy="false">)</mo>
            <mi/>
            <mi>и</mi>
            <mi/>
            <munder>
              <mrow>
                <mtext>min</mtext>
              </mrow>
              <mrow>
                <mstyle mathsize="8pt">
                  <mrow>
                    <mrow>
                      <mrow>
                        <mi>y</mi>
                        <mo stretchy="false">∈</mo>
                        <mi>B</mi>
                      </mrow>
                    </mrow>
                  </mrow>
                </mstyle>
              </mrow>
            </munder>
            <munder>
              <mrow>
                <mtext>max</mtext>
              </mrow>
              <mrow>
                <mstyle mathsize="8pt">
                  <mrow>
                    <mrow>
                      <mrow>
                        <mi>x</mi>
                        <mo stretchy="false">∈</mo>
                        <mi>A</mi>
                      </mrow>
                    </mrow>
                  </mrow>
                </mstyle>
              </mrow>
            </munder>
            <mi>f</mi>
            <mo stretchy="false">(</mo>
            <mi>x</mi>
            <mi>,</mi>
            <mi>y</mi>
            <mo stretchy="false">)</mo>
          </mrow>
        </mrow>
      </mstyle>
      <mrow/>
    </mrow>
    <annotation encoding="StarMath 5.0"> size 12{ {"max"}  cSub { size 8{x in A} }  {"min"}  cSub { size 8{y in B} } f \( x,y \) `и` {"min"}  cSub { size 8{y in B} }  {"max"}  cSub { size 8{x in A} } f \( x,y \) } {}</annotation>
  </semantics>
</math>
</file>

<file path=Object 15/content.xml><?xml version="1.0" encoding="utf-8"?>
<math xmlns="http://www.w3.org/1998/Math/MathML">
  <semantics>
    <mrow>
      <mstyle mathsize="12pt">
        <mrow>
          <mrow>
            <munder>
              <mrow>
                <mtext>max</mtext>
              </mrow>
              <mrow>
                <mstyle mathsize="8pt">
                  <mrow>
                    <mrow>
                      <mrow>
                        <mi>x</mi>
                        <mo stretchy="false">∈</mo>
                        <mi>A</mi>
                      </mrow>
                    </mrow>
                  </mrow>
                </mstyle>
              </mrow>
            </munder>
            <munder>
              <mrow>
                <mtext>min</mtext>
              </mrow>
              <mrow>
                <mstyle mathsize="8pt">
                  <mrow>
                    <mrow>
                      <mrow>
                        <mi>y</mi>
                        <mo stretchy="false">∈</mo>
                        <mi>B</mi>
                      </mrow>
                    </mrow>
                  </mrow>
                </mstyle>
              </mrow>
            </munder>
            <mi>f</mi>
            <mo stretchy="false">(</mo>
            <mi>x</mi>
            <mi>,</mi>
            <mi>y</mi>
            <mrow>
              <mo stretchy="false">)</mo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row>
                          <mi>y</mi>
                          <mo stretchy="false">∈</mo>
                          <mi>B</mi>
                        </mrow>
                      </mrow>
                    </mrow>
                  </mstyle>
                </mrow>
              </munder>
            </mrow>
            <munder>
              <mrow>
                <mtext>max</mtext>
              </mrow>
              <mrow>
                <mstyle mathsize="8pt">
                  <mrow>
                    <mrow>
                      <mrow>
                        <mi>x</mi>
                        <mo stretchy="false">∈</mo>
                        <mi>A</mi>
                      </mrow>
                    </mrow>
                  </mrow>
                </mstyle>
              </mrow>
            </munder>
            <mi>f</mi>
            <mo stretchy="false">(</mo>
            <mi>x</mi>
            <mi>,</mi>
            <mi>y</mi>
            <mo stretchy="false">)</mo>
          </mrow>
        </mrow>
      </mstyle>
      <mrow/>
    </mrow>
    <annotation encoding="StarMath 5.0"> size 12{ {"max"}  cSub { size 8{x in A} }  {"min"}  cSub { size 8{y in B} } f \( x,y \) = {"min"}  cSub { size 8{y in B} }  {"max"}  cSub { size 8{x in A} } f \( x,y \) } {}</annotation>
  </semantics>
</math>
</file>

<file path=Object 16/content.xml><?xml version="1.0" encoding="utf-8"?>
<math xmlns="http://www.w3.org/1998/Math/MathML">
  <semantics>
    <mrow>
      <mstyle mathsize="12pt">
        <mrow>
          <mrow>
            <mrow>
              <msub>
                <mrow>
                  <mover accent="true">
                    <mrow>
                      <mi>v</mi>
                    </mrow>
                    <mo stretchy="false">̄</mo>
                  </mover>
                </mrow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>
              <mo stretchy="false">=</mo>
              <munder>
                <mrow>
                  <mtext>max</mtext>
                </mrow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under>
            </mrow>
            <mrow>
              <munderover>
                <mo stretchy="false">∑</mo>
                <mrow>
                  <mstyle mathsize="8pt">
                    <mrow>
                      <mrow>
                        <mrow>
                          <mi>j</mi>
                          <mo stretchy="false">=</mo>
                          <mn>1</mn>
                        </mrow>
                      </mrow>
                    </mrow>
                  </mstyle>
                </mrow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underover>
              <mrow>
                <msub>
                  <mi>a</mi>
                  <mrow>
                    <mstyle mathsize="8pt">
                      <mrow>
                        <mrow>
                          <mstyle mathvariant="italic">
                            <mrow>
                              <mtext>ij</mtext>
                            </mrow>
                          </mstyle>
                        </mrow>
                      </mrow>
                    </mstyle>
                  </mrow>
                </msub>
              </mrow>
            </mrow>
            <mrow>
              <msubsup>
                <mi>η</mi>
                <mrow>
                  <mstyle mathsize="8pt">
                    <mrow>
                      <mrow>
                        <mi>j</mi>
                      </mrow>
                    </mrow>
                  </mstyle>
                </mrow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sup>
              <mo stretchy="false">=</mo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row>
                    <mi>n</mi>
                  </mrow>
                </munderover>
                <mrow>
                  <msub>
                    <mi>a</mi>
                    <mrow>
                      <mstyle mathsize="8pt">
                        <mrow>
                          <mrow>
                            <msub>
                              <mi>i</mi>
                              <mrow>
                                <mstyle mathsize="6pt">
                                  <mrow>
                                    <mrow>
                                      <mrow>
                                        <mi>k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</mstyle>
                              </mrow>
                            </msub>
                            <mi>j</mi>
                          </mrow>
                        </mrow>
                      </mstyle>
                    </mrow>
                  </msub>
                </mrow>
              </mrow>
            </mrow>
            <mstyle mathsize="12pt">
              <mrow>
                <mrow>
                  <msubsup>
                    <mi>η</mi>
                    <mrow>
                      <mi>j</mi>
                    </mrow>
                    <mrow>
                      <mi>k</mi>
                    </mrow>
                  </msubsup>
                </mrow>
              </mrow>
            </mstyle>
          </mrow>
        </mrow>
      </mstyle>
      <mrow/>
    </mrow>
    <annotation encoding="StarMath 5.0"> size 12{ { bar  {v}} rSub { size 8{k} } = {"max"}  cSub { size 8{i} }  Sum cSub { size 8{j=1} }  cSup { size 8{n} }  {a rSub { size 8{ ital "ij"} } } η rSub { size 8{j} }  rSup { size 8{k} } = Sum cSub {j=1}  cSup {n}  {a rSub { size 8{i rSub { size 6{k+1} } j} } }  size 12{η rSub {j}  rSup {k} }} {}</annotation>
  </semantics>
</math>
</file>

<file path=Object 17/content.xml><?xml version="1.0" encoding="utf-8"?>
<math xmlns="http://www.w3.org/1998/Math/MathML">
  <semantics>
    <mrow>
      <mstyle mathsize="12pt">
        <mrow>
          <mrow>
            <mrow>
              <msub>
                <mrow>
                  <munder accentunder="true">
                    <mrow>
                      <mi>v</mi>
                    </mrow>
                    <mo>̲</mo>
                  </munder>
                </mrow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i>j</mi>
                      </mrow>
                    </mrow>
                  </mstyle>
                </mrow>
              </munder>
            </mrow>
            <mrow>
              <munderover>
                <mo stretchy="false">∑</mo>
                <mrow>
                  <mstyle mathsize="8pt">
                    <mrow>
                      <mrow>
                        <mrow>
                          <mi>i</mi>
                          <mo stretchy="false">=</mo>
                          <mn>1</mn>
                        </mrow>
                      </mrow>
                    </mrow>
                  </mstyle>
                </mrow>
                <mrow>
                  <mstyle mathsize="8pt">
                    <mrow>
                      <mrow>
                        <mi>m</mi>
                      </mrow>
                    </mrow>
                  </mstyle>
                </mrow>
              </munderover>
              <mrow>
                <msub>
                  <mi>a</mi>
                  <mrow>
                    <mstyle mathsize="8pt">
                      <mrow>
                        <mrow>
                          <mstyle mathvariant="italic">
                            <mrow>
                              <mtext>ij</mtext>
                            </mrow>
                          </mstyle>
                        </mrow>
                      </mrow>
                    </mstyle>
                  </mrow>
                </msub>
              </mrow>
            </mrow>
            <mrow>
              <msubsup>
                <mi>ξ</mi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sup>
              <mo stretchy="false">=</mo>
              <mrow>
                <munderover>
                  <mo stretchy="false">∑</mo>
                  <mrow>
                    <mrow>
                      <mi>m</mi>
                      <mo stretchy="false">=</mo>
                      <mn>1</mn>
                    </mrow>
                  </mrow>
                  <mrow>
                    <mi>m</mi>
                  </mrow>
                </munderover>
                <mrow>
                  <msub>
                    <mi>a</mi>
                    <mrow>
                      <mstyle mathsize="8pt">
                        <mrow>
                          <mrow>
                            <mstyle mathvariant="italic">
                              <mrow>
                                <msub>
                                  <mtext>ij</mtext>
                                  <mrow>
                                    <mstyle mathsize="6pt">
                                      <mrow>
                                        <mrow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style>
                          </mrow>
                        </mrow>
                      </mstyle>
                    </mrow>
                  </msub>
                </mrow>
              </mrow>
            </mrow>
            <mstyle mathsize="12pt">
              <mrow>
                <mrow>
                  <msubsup>
                    <mi>ξ</mi>
                    <mrow>
                      <mi>i</mi>
                    </mrow>
                    <mrow>
                      <mi>k</mi>
                    </mrow>
                  </msubsup>
                </mrow>
              </mrow>
            </mstyle>
          </mrow>
        </mrow>
      </mstyle>
      <mrow/>
    </mrow>
    <annotation encoding="StarMath 5.0"> size 12{ {underline  {v}}  rSub { size 8{k} } = {"min"}  cSub { size 8{j} }  Sum cSub { size 8{i=1} }  cSup { size 8{m} }  {a rSub { size 8{ ital "ij"} } } ξ rSub { size 8{i} }  rSup { size 8{k} } = Sum cSub {m=1}  cSup {m}  {a rSub { size 8{ ital "ij" rSub { size 6{k+1} } } } }  size 12{ξ rSub {i}  rSup {k} }} {}</annotation>
  </semantics>
</math>
</file>

<file path=Object 18/content.xml><?xml version="1.0" encoding="utf-8"?>
<math xmlns="http://www.w3.org/1998/Math/MathML">
  <semantics>
    <mrow>
      <mstyle mathsize="12pt">
        <mrow>
          <mrow>
            <munder>
              <mrow>
                <mtext>max</mtext>
              </mrow>
              <mrow>
                <mstyle mathsize="8pt">
                  <mrow>
                    <mrow>
                      <mi>k</mi>
                    </mrow>
                  </mrow>
                </mstyle>
              </mrow>
            </munder>
            <mo stretchy="false">(</mo>
            <mrow>
              <msub>
                <mrow>
                  <munder accentunder="true">
                    <mrow>
                      <mi>v</mi>
                    </mrow>
                    <mo>̲</mo>
                  </munder>
                </mrow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>
              <mo stretchy="false">/</mo>
              <mi>k</mi>
            </mrow>
            <mrow>
              <mrow>
                <mo stretchy="false">)</mo>
                <mo stretchy="false">≤</mo>
                <mi>v</mi>
              </mrow>
              <mo stretchy="false">≤</mo>
              <munder>
                <mrow>
                  <mtext>min</mtext>
                  <mo stretchy="false">(</mo>
                </mrow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under>
            </mrow>
            <mrow>
              <msub>
                <mrow>
                  <mover accent="true">
                    <mrow>
                      <mi>v</mi>
                    </mrow>
                    <mo stretchy="false">̄</mo>
                  </mover>
                </mrow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>
              <mo stretchy="false">/</mo>
              <mi>k</mi>
            </mrow>
            <mo stretchy="false">)</mo>
          </mrow>
        </mrow>
      </mstyle>
      <mrow/>
    </mrow>
    <annotation encoding="StarMath 5.0"> size 12{ {"max"}  cSub { size 8{k} }  \(  {underline  {v}}  rSub { size 8{k} } /k \)  &lt;= v &lt;=  {"min" \( }  cSub { size 8{k} }  { bar  {v}} rSub { size 8{k} } /k \) } {}</annotation>
  </semantics>
</math>
</file>

<file path=Object 19/content.xml><?xml version="1.0" encoding="utf-8"?>
<math xmlns="http://www.w3.org/1998/Math/MathML">
  <semantics>
    <mrow>
      <mstyle mathsize="12pt">
        <mrow>
          <mrow>
            <mrow>
              <msub>
                <mi>x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b>
              <mo stretchy="false">=</mo>
              <mo stretchy="false">(</mo>
            </mrow>
            <msubsup>
              <mi>ξ</mi>
              <mrow>
                <mstyle mathsize="8pt">
                  <mrow>
                    <mrow>
                      <mn>1</mn>
                    </mrow>
                  </mrow>
                </mstyle>
              </mrow>
              <mrow>
                <mstyle mathsize="8pt">
                  <mrow>
                    <mrow>
                      <mi>N</mi>
                    </mrow>
                  </mrow>
                </mstyle>
              </mrow>
            </msubsup>
            <mi>,</mi>
            <mtext>.</mtext>
            <mtext>.</mtext>
            <mtext>.</mtext>
            <mi>,</mi>
            <msubsup>
              <mi>ξ</mi>
              <mrow>
                <mstyle mathsize="8pt">
                  <mrow>
                    <mrow>
                      <mi>m</mi>
                    </mrow>
                  </mrow>
                </mstyle>
              </mrow>
              <mrow>
                <mstyle mathsize="8pt">
                  <mrow>
                    <mrow>
                      <mi>N</mi>
                    </mrow>
                  </mrow>
                </mstyle>
              </mrow>
            </msubsup>
            <mrow>
              <mo stretchy="false">)</mo>
              <mo stretchy="false">∈</mo>
              <mi>X</mi>
            </mrow>
          </mrow>
        </mrow>
      </mstyle>
      <mrow/>
    </mrow>
    <annotation encoding="StarMath 5.0"> size 12{x rSub { size 8{N} } = \( ξ rSub { size 8{1} }  rSup { size 8{N} } , "."  "."  "." ,ξ rSub { size 8{m} }  rSup { size 8{N} }  \)  in X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i>x</mi>
              <mo stretchy="false">∈</mo>
              <mi>X</mi>
            </mrow>
          </mrow>
        </mrow>
      </mstyle>
      <mrow/>
    </mrow>
    <annotation encoding="StarMath 5.0"> size 12{x in X} {}</annotation>
  </semantics>
</math>
</file>

<file path=Object 20/content.xml><?xml version="1.0" encoding="utf-8"?>
<math xmlns="http://www.w3.org/1998/Math/MathML">
  <semantics>
    <mrow>
      <mstyle mathsize="12pt">
        <mrow>
          <mrow>
            <mrow>
              <msub>
                <mi>c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b>
              <mo stretchy="false">=</mo>
              <mo stretchy="false">(</mo>
            </mrow>
            <msubsup>
              <mi>γ</mi>
              <mrow>
                <mstyle mathsize="8pt">
                  <mrow>
                    <mrow>
                      <mn>1</mn>
                    </mrow>
                  </mrow>
                </mstyle>
              </mrow>
              <mrow>
                <mstyle mathsize="8pt">
                  <mrow>
                    <mrow>
                      <mi>N</mi>
                    </mrow>
                  </mrow>
                </mstyle>
              </mrow>
            </msubsup>
            <mi>,</mi>
            <mtext>.</mtext>
            <mtext>.</mtext>
            <mtext>.</mtext>
            <mi>,</mi>
            <msubsup>
              <mi>γ</mi>
              <mrow>
                <mstyle mathsize="8pt">
                  <mrow>
                    <mrow>
                      <mi>n</mi>
                    </mrow>
                  </mrow>
                </mstyle>
              </mrow>
              <mrow>
                <mstyle mathsize="8pt">
                  <mrow>
                    <mrow>
                      <mi>N</mi>
                    </mrow>
                  </mrow>
                </mstyle>
              </mrow>
            </msubsup>
            <mrow>
              <mo stretchy="false">)</mo>
              <mo stretchy="false">∈</mo>
              <msup>
                <mi>R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p>
            </mrow>
          </mrow>
        </mrow>
      </mstyle>
      <mrow/>
    </mrow>
    <annotation encoding="StarMath 5.0"> size 12{c rSub { size 8{N} } = \( γ rSub { size 8{1} }  rSup { size 8{N} } , "."  "."  "." ,γ rSub { size 8{n} }  rSup { size 8{N} }  \)  in R rSup { size 8{N} } } {}</annotation>
  </semantics>
</math>
</file>

<file path=Object 21/content.xml><?xml version="1.0" encoding="utf-8"?>
<math xmlns="http://www.w3.org/1998/Math/MathML">
  <semantics>
    <mrow>
      <mstyle mathsize="12pt">
        <mrow>
          <mrow>
            <mrow>
              <msub>
                <mi>x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b>
              <mo stretchy="false">=</mo>
              <mo stretchy="false">(</mo>
            </mrow>
            <mrow>
              <mn>1</mn>
              <mo stretchy="false">−</mo>
              <msub>
                <mi>α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b>
            </mrow>
            <mo stretchy="false">)</mo>
            <mrow>
              <msub>
                <mi>x</mi>
                <mrow>
                  <mstyle mathsize="8pt">
                    <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row>
                  </mstyle>
                </mrow>
              </msub>
              <mo stretchy="false">+</mo>
              <msub>
                <mi>α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b>
            </mrow>
            <msub>
              <mrow>
                <mover accent="true">
                  <mrow>
                    <mi>x</mi>
                  </mrow>
                  <mo stretchy="false">̃</mo>
                </mover>
              </mrow>
              <mrow>
                <mstyle mathsize="8pt">
                  <mrow>
                    <mrow>
                      <mi>N</mi>
                    </mrow>
                  </mrow>
                </mstyle>
              </mrow>
            </msub>
          </mrow>
        </mrow>
      </mstyle>
      <mrow/>
    </mrow>
    <annotation encoding="StarMath 5.0"> size 12{x rSub { size 8{N} } = \( 1 - α rSub { size 8{N} }  \) x rSub { size 8{N - 1} } +α rSub { size 8{N} }  { tilde  {x}} rSub { size 8{N} } } {}</annotation>
  </semantics>
</math>
</file>

<file path=Object 22/content.xml><?xml version="1.0" encoding="utf-8"?>
<math xmlns="http://www.w3.org/1998/Math/MathML">
  <semantics>
    <mrow>
      <mstyle mathsize="12pt">
        <mrow>
          <mrow>
            <mrow>
              <msub>
                <mi>c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b>
              <mo stretchy="false">=</mo>
              <mo stretchy="false">(</mo>
            </mrow>
            <mrow>
              <mn>1</mn>
              <mo stretchy="false">−</mo>
              <msub>
                <mi>α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b>
            </mrow>
            <mo stretchy="false">)</mo>
            <mrow>
              <msub>
                <mi>c</mi>
                <mrow>
                  <mstyle mathsize="8pt">
                    <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row>
                  </mstyle>
                </mrow>
              </msub>
              <mo stretchy="false">+</mo>
              <msub>
                <mi>α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b>
            </mrow>
            <msub>
              <mrow>
                <mover accent="true">
                  <mrow>
                    <mi>c</mi>
                  </mrow>
                  <mo stretchy="false">̃</mo>
                </mover>
              </mrow>
              <mrow>
                <mstyle mathsize="8pt">
                  <mrow>
                    <mrow>
                      <mi>N</mi>
                    </mrow>
                  </mrow>
                </mstyle>
              </mrow>
            </msub>
          </mrow>
        </mrow>
      </mstyle>
      <mrow/>
    </mrow>
    <annotation encoding="StarMath 5.0"> size 12{c rSub { size 8{N} } = \( 1 - α rSub { size 8{N} }  \) c rSub { size 8{N - 1} } +α rSub { size 8{N} }  { tilde  {c}} rSub { size 8{N} } } {}</annotation>
  </semantics>
</math>
</file>

<file path=Object 23/content.xml><?xml version="1.0" encoding="utf-8"?>
<math xmlns="http://www.w3.org/1998/Math/MathML">
  <semantics>
    <mrow>
      <mstyle mathsize="12pt">
        <mrow>
          <mrow>
            <mrow>
              <mrow>
                <mn>0</mn>
                <mo stretchy="false">≤</mo>
                <msub>
                  <mi>α</mi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sub>
              </mrow>
              <mo stretchy="false">≤</mo>
              <mn>1</mn>
            </mrow>
          </mrow>
        </mrow>
      </mstyle>
      <mrow/>
    </mrow>
    <annotation encoding="StarMath 5.0"> size 12{0 &lt;= α rSub { size 8{N} }  &lt;= 1} {}</annotation>
  </semantics>
</math>
</file>

<file path=Object 24/content.xml><?xml version="1.0" encoding="utf-8"?>
<math xmlns="http://www.w3.org/1998/Math/MathML">
  <semantics>
    <mrow>
      <mstyle mathsize="12pt">
        <mrow>
          <mrow>
            <mrow>
              <msub>
                <mrow>
                  <munder accentunder="true">
                    <mrow>
                      <mi>v</mi>
                    </mrow>
                    <mo>̲</mo>
                  </munder>
                </mrow>
                <mrow>
                  <mstyle mathsize="8pt">
                    <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row>
                  </mstyle>
                </mrow>
              </msub>
              <mo stretchy="false">=</mo>
              <munder>
                <mrow>
                  <mtext>min</mtext>
                </mrow>
                <mrow>
                  <mstyle mathsize="8pt">
                    <mrow>
                      <mrow>
                        <mrow>
                          <mi>j</mi>
                          <mo stretchy="false">=</mo>
                          <mn>1,</mn>
                        </mrow>
                        <mtext>.</mtext>
                        <mtext>.</mtext>
                        <mtext>.</mtext>
                        <mi>n</mi>
                      </mrow>
                    </mrow>
                  </mstyle>
                </mrow>
              </munder>
            </mrow>
            <msubsup>
              <mi>γ</mi>
              <mrow>
                <mstyle mathsize="8pt">
                  <mrow>
                    <mrow>
                      <mi>j</mi>
                    </mrow>
                  </mrow>
                </mstyle>
              </mrow>
              <mrow>
                <mstyle mathsize="8pt">
                  <mrow>
                    <mrow>
                      <mrow>
                        <mi>N</mi>
                        <mo stretchy="false">−</mo>
                        <mn>1</mn>
                      </mrow>
                    </mrow>
                  </mrow>
                </mstyle>
              </mrow>
            </msubsup>
          </mrow>
        </mrow>
      </mstyle>
      <mrow/>
    </mrow>
    <annotation encoding="StarMath 5.0"> size 12{ {underline  {v}}  rSub { size 8{N - 1} } = {"min"}  cSub { size 8{j=1, "."  "."  "." n} } γ rSub { size 8{j} }  rSup { size 8{N - 1} }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i>y</mi>
              <mo stretchy="false">∈</mo>
              <mi>Y</mi>
            </mrow>
          </mrow>
        </mrow>
      </mstyle>
      <mrow/>
    </mrow>
    <annotation encoding="StarMath 5.0"> size 12{y in Y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i>A</mi>
              <mo stretchy="false">=</mo>
              <mrow>
                <mo stretchy="false">{</mo>
                <mrow>
                  <msub>
                    <mi>α</mi>
                    <mrow>
                      <mstyle mathsize="8pt">
                        <mrow>
                          <mrow>
                            <mi>i</mi>
                            <mi>,</mi>
                            <mi>j</mi>
                          </mrow>
                        </mrow>
                      </mstyle>
                    </mrow>
                  </msub>
                </mrow>
                <mo stretchy="false">}</mo>
              </mrow>
            </mrow>
          </mrow>
        </mrow>
      </mstyle>
      <mrow/>
    </mrow>
    <annotation encoding="StarMath 5.0"> size 12{A= lbrace α rSub { size 8{i,j} }  rbrace } {}</annotation>
  </semantics>
</math>
</file>

<file path=Object 5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ub>
                          <mi>α</mi>
                          <mrow>
                            <mstyle mathsize="8pt">
                              <mrow>
                                <mrow>
                                  <mi>i</mi>
                                  <mi>,</mi>
                                  <mi>j</mi>
                                </mrow>
                              </mrow>
                            </mstyle>
                          </mrow>
                        </msub>
                        <mo stretchy="false">=</mo>
                        <mi>K</mi>
                      </mrow>
                      <mo stretchy="false">(</mo>
                      <msub>
                        <mi>x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  <mi>,</mi>
                      <msub>
                        <mi>y</mi>
                        <mrow>
                          <mstyle mathsize="8pt">
                            <mrow>
                              <mrow>
                                <mi>j</mi>
                              </mrow>
                            </mrow>
                          </mstyle>
                        </mrow>
                      </msub>
                      <mo stretchy="false">)</mo>
                      <mi>,</mi>
                      <mi/>
                    </mrow>
                  </mrow>
                </mstyle>
                <mrow/>
              </mrow>
            </mtd>
          </mtr>
          <mtr>
            <mtd>
              <mrow>
                <mo stretchy="false">(</mo>
                <mi>i</mi>
                <mi>,</mi>
                <mi>j</mi>
                <mrow>
                  <mo stretchy="false">)</mo>
                  <mo stretchy="false">∈</mo>
                  <mrow>
                    <mi>M</mi>
                    <mo stretchy="false">×</mo>
                    <mi>N</mi>
                  </mrow>
                </mrow>
                <mi>,</mi>
                <mi/>
                <mrow/>
              </mrow>
            </mtd>
          </mtr>
          <mtr>
            <mtd>
              <mrow>
                <mo stretchy="false">(</mo>
                <msub>
                  <mi>x</mi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sub>
                <mi>,</mi>
                <msub>
                  <mi>y</mi>
                  <mrow>
                    <mstyle mathsize="8pt">
                      <mrow>
                        <mrow>
                          <mi>j</mi>
                        </mrow>
                      </mrow>
                    </mstyle>
                  </mrow>
                </msub>
                <mrow>
                  <mo stretchy="false">)</mo>
                  <mo stretchy="false">∈</mo>
                  <mrow>
                    <mi>X</mi>
                    <mo stretchy="false">×</mo>
                    <mi>Y</mi>
                  </mrow>
                </mrow>
                <mi>,</mi>
                <mi/>
                <mrow>
                  <mi>i</mi>
                  <mo stretchy="false">∈</mo>
                  <mi>M</mi>
                </mrow>
                <mrow/>
              </mrow>
            </mtd>
          </mtr>
        </mtable>
      </mrow>
      <mrow/>
    </mrow>
    <annotation encoding="StarMath 5.0">alignl { stack {
 size 12{α rSub { size 8{i,j} } =K \( x rSub { size 8{i} } ,y rSub { size 8{j} }  \) ,`}  {} # 
 \( i,j \)  in M times N,` {} # 
 \( x rSub { size 8{i} } ,y rSub { size 8{j} }  \)  in X times Y,~i in M {} 
} 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sub>
                <mi>a</mi>
                <mrow>
                  <mstyle mathsize="8pt">
                    <mrow>
                      <mrow>
                        <mstyle mathvariant="italic">
                          <mrow>
                            <mtext>ij</mtext>
                          </mrow>
                        </mstyle>
                      </mrow>
                    </mrow>
                  </mstyle>
                </mrow>
              </msub>
              <mo stretchy="false">=</mo>
              <mrow>
                <mrow>
                  <mfrac>
                    <mrow>
                      <mi>i</mi>
                    </mrow>
                    <mrow>
                      <mi>n</mi>
                    </mrow>
                  </mfrac>
                </mrow>
                <mo stretchy="false">−</mo>
                <mfenced open="(" close=")">
                  <mrow>
                    <mrow>
                      <mn>1</mn>
                      <mo stretchy="false">−</mo>
                      <mrow>
                        <mfrac>
                          <mrow>
                            <mi>i</mi>
                          </mrow>
                          <mrow>
                            <mi>n</mi>
                          </mrow>
                        </mfrac>
                      </mrow>
                    </mrow>
                  </mrow>
                </mfenced>
              </mrow>
            </mrow>
            <mrow>
              <mrow>
                <mfrac>
                  <mrow>
                    <mi>j</mi>
                  </mrow>
                  <mrow>
                    <mi>n</mi>
                  </mrow>
                </mfrac>
              </mrow>
              <mo stretchy="false">=</mo>
              <mrow>
                <mfrac>
                  <mrow>
                    <mi>n</mi>
                    <mo stretchy="false">(</mo>
                    <mrow>
                      <mi>i</mi>
                      <mo stretchy="false">−</mo>
                      <mi>j</mi>
                    </mrow>
                    <mrow>
                      <mo stretchy="false">)</mo>
                      <mo stretchy="false">+</mo>
                      <mstyle mathvariant="italic">
                        <mrow>
                          <mtext>ij</mtext>
                        </mrow>
                      </mstyle>
                    </mrow>
                  </mrow>
                  <mrow>
                    <msup>
                      <mi>n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</mfrac>
              </mrow>
            </mrow>
          </mrow>
        </mrow>
      </mstyle>
      <mrow/>
    </mrow>
    <annotation encoding="StarMath 5.0"> size 12{a rSub { size 8{ ital "ij"} } = {  {i}  over  {n} }  -  left (1 -  {  {i}  over  {n} }  right ) {  {j}  over  {n} } = {  {n \( i - j \) + ital "ij"}  over  {n rSup { size 8{2} } } } } {}</annotation>
  </semantics>
</math>
</file>

<file path=Object 7/content.xml><?xml version="1.0" encoding="utf-8"?>
<math xmlns="http://www.w3.org/1998/Math/MathML">
  <semantics>
    <mrow>
      <mstyle mathsize="12pt">
        <mrow>
          <mrow>
            <mrow>
              <mrow>
                <mtext>16</mtext>
                <mo stretchy="false">⋅</mo>
                <mi>A</mi>
              </mrow>
              <mo stretchy="false">=</mo>
              <mrow/>
            </mrow>
          </mrow>
        </mrow>
      </mstyle>
      <mrow/>
    </mrow>
    <annotation encoding="StarMath 5.0"> size 12{"16" cdot A={}} {}</annotation>
  </semantics>
</math>
</file>

<file path=Object 8/content.xml><?xml version="1.0" encoding="utf-8"?>
<math xmlns="http://www.w3.org/1998/Math/MathML">
  <semantics>
    <mrow>
      <mstyle mathsize="12pt">
        <mrow>
          <mrow>
            <mi>f</mi>
            <mi mathvariant="normal">:</mi>
            <mrow>
              <mi>A</mi>
              <mo stretchy="false">×</mo>
              <mi>B</mi>
            </mrow>
            <mo stretchy="false">→</mo>
            <mi>R</mi>
          </mrow>
        </mrow>
      </mstyle>
      <mrow/>
    </mrow>
    <annotation encoding="StarMath 5.0"> size 12{f:A times B rightarrow R} {}</annotation>
  </semantics>
</math>
</file>

<file path=Object 9/content.xml><?xml version="1.0" encoding="utf-8"?>
<math xmlns="http://www.w3.org/1998/Math/MathML">
  <semantics>
    <mrow>
      <mstyle mathsize="12pt">
        <mrow>
          <mrow>
            <munder>
              <mrow>
                <mtext>max</mtext>
              </mrow>
              <mrow>
                <mstyle mathsize="8pt">
                  <mrow>
                    <mrow>
                      <mrow>
                        <mi>x</mi>
                        <mo stretchy="false">∈</mo>
                        <mi>A</mi>
                      </mrow>
                    </mrow>
                  </mrow>
                </mstyle>
              </mrow>
            </munder>
            <munder>
              <mrow>
                <mtext>min</mtext>
              </mrow>
              <mrow>
                <mstyle mathsize="8pt">
                  <mrow>
                    <mrow>
                      <mrow>
                        <mi>y</mi>
                        <mo stretchy="false">∈</mo>
                        <mi>B</mi>
                      </mrow>
                    </mrow>
                  </mrow>
                </mstyle>
              </mrow>
            </munder>
            <mi>f</mi>
            <mo stretchy="false">(</mo>
            <mi>x</mi>
            <mi>,</mi>
            <mi>y</mi>
            <mrow>
              <mo stretchy="false">)</mo>
              <mo stretchy="false">≤</mo>
              <munder>
                <mrow>
                  <mtext>min</mtext>
                </mrow>
                <mrow>
                  <mstyle mathsize="8pt">
                    <mrow>
                      <mrow>
                        <mrow>
                          <mi>y</mi>
                          <mo stretchy="false">∈</mo>
                          <mi>B</mi>
                        </mrow>
                      </mrow>
                    </mrow>
                  </mstyle>
                </mrow>
              </munder>
            </mrow>
            <munder>
              <mrow>
                <mtext>max</mtext>
              </mrow>
              <mrow>
                <mstyle mathsize="8pt">
                  <mrow>
                    <mrow>
                      <mrow>
                        <mi>x</mi>
                        <mo stretchy="false">∈</mo>
                        <mi>A</mi>
                      </mrow>
                    </mrow>
                  </mrow>
                </mstyle>
              </mrow>
            </munder>
            <mi>f</mi>
            <mo stretchy="false">(</mo>
            <mi>x</mi>
            <mi>,</mi>
            <mi>y</mi>
            <mo stretchy="false">)</mo>
          </mrow>
        </mrow>
      </mstyle>
      <mrow/>
    </mrow>
    <annotation encoding="StarMath 5.0"> size 12{ {"max"}  cSub { size 8{x in A} }  {"min"}  cSub { size 8{y in B} } f \( x,y \)  &lt;=  {"min"}  cSub { size 8{y in B} }  {"max"}  cSub { size 8{x in A} } f \( x,y \) } {}</annotation>
  </semantics>
</math>
</file>